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5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6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7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8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9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10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1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1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1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1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15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_16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P11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text-indent="0cm" fo:line-height="115%" fo:margin-left="-0.291cm" style:writing-mode="lr-tb"/>
    </style:style>
    <style:style style:name="T12_1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text-indent="-0.635cm" fo:line-height="115%" style:writing-mode="lr-tb"/>
    </style:style>
    <style:style style:name="T13_1" style:family="text">
      <style:text-properties fo:font-weight="bold" style:font-weight-asian="bold" style:font-weight-complex="bold" style:text-underline-style="solid" style:text-underline-color="font-color"/>
    </style:style>
    <style:style style:name="T13_2" style:family="text">
      <style:text-properties fo:font-weight="bold" style:font-weight-asian="bold" style:font-weight-complex="bold" style:text-underline-style="solid" style:text-underline-color="font-color"/>
    </style:style>
    <style:style style:name="T13_3" style:family="text"/>
    <style:style style:name="P14" style:family="paragraph" style:parent-style-name="Standard">
      <style:paragraph-properties fo:break-before="auto" fo:text-indent="-0.635cm" fo:line-height="115%" style:writing-mode="lr-tb"/>
    </style:style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fo:margin-top="0cm" fo:margin-bottom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P18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center" style:width="15.924cm" fo:margin-left="0cm"/>
    </style:style>
    <style:style style:name="Column1" style:family="table-column">
      <style:table-column-properties style:column-width="7.962cm"/>
    </style:style>
    <style:style style:name="Column2" style:family="table-column">
      <style:table-column-properties style:column-width="7.96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fo:margin-top="0cm" fo:margin-bottom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weight="bold" style:font-weight-asian="bold" style:font-weight-complex="bold" style:text-underline-style="solid" style:text-underline-color="font-color"/>
    </style:style>
    <style:style style:name="T41_2" style:family="text">
      <style:text-properties fo:font-weight="bold" style:font-weight-asian="bold" style:font-weight-complex="bold" style:text-underline-style="solid" style:text-underline-color="font-color"/>
    </style:style>
    <style:style style:name="T41_3" style:family="text">
      <style:text-properties fo:font-weight="bold" style:font-weight-asian="bold" style:font-weight-complex="bold" style:text-underline-style="solid" style:text-underline-color="font-color"/>
    </style:style>
    <style:style style:name="T41_4" style:family="text">
      <style:text-properties fo:font-weight="bold" style:font-weight-asian="bold" style:font-weight-complex="bold" style:text-underline-style="solid" style:text-underline-color="font-color"/>
    </style:style>
    <style:style style:name="T41_5" style:family="text">
      <style:text-properties fo:font-weight="bold" style:font-weight-asian="bold" style:font-weight-complex="bold" style:text-underline-style="solid" style:text-underline-color="font-color"/>
    </style:style>
    <style:style style:name="T41_6" style:family="text">
      <style:text-properties fo:font-weight="bold" style:font-weight-asian="bold" style:font-weight-complex="bold" style:text-underline-style="solid" style:text-underline-color="font-color"/>
    </style:style>
    <style:style style:name="T41_7" style:family="text">
      <style:text-properties fo:font-weight="bold" style:font-weight-asian="bold" style:font-weight-complex="bold" style:text-underline-style="solid" style:text-underline-color="font-color"/>
    </style:style>
    <style:style style:name="T41_8" style:family="text">
      <style:text-properties fo:font-weight="bold" style:font-weight-asian="bold" style:font-weight-complex="bold" style:text-underline-style="solid" style:text-underline-color="font-color"/>
    </style:style>
    <style:style style:name="T41_9" style:family="text">
      <style:text-properties fo:font-weight="bold" style:font-weight-asian="bold" style:font-weight-complex="bold" style:text-underline-style="solid" style:text-underline-color="font-color"/>
    </style:style>
    <style:style style:name="T41_10" style:family="text">
      <style:text-properties fo:font-weight="bold" style:font-weight-asian="bold" style:font-weight-complex="bold" style:text-underline-style="solid" style:text-underline-color="font-color"/>
    </style:style>
    <style:style style:name="T41_11" style:family="text">
      <style:text-properties fo:font-weight="bold" style:font-weight-asian="bold" style:font-weight-complex="bold" style:text-underline-style="solid" style:text-underline-color="font-color"/>
    </style:style>
    <style:style style:name="T41_12" style:family="text">
      <style:text-properties fo:font-weight="bold" style:font-weight-asian="bold" style:font-weight-complex="bold" style:text-underline-style="solid" style:text-underline-color="font-color"/>
    </style:style>
    <style:style style:name="T41_13" style:family="text">
      <style:text-properties fo:font-weight="bold" style:font-weight-asian="bold" style:font-weight-complex="bold" style:text-underline-style="solid" style:text-underline-color="font-color"/>
    </style:style>
    <style:style style:name="T41_14" style:family="text">
      <style:text-properties fo:font-weight="bold" style:font-weight-asian="bold" style:font-weight-complex="bold" style:text-underline-style="solid" style:text-underline-color="font-color"/>
    </style:style>
    <style:style style:name="T41_15" style:family="text">
      <style:text-properties fo:font-weight="bold" style:font-weight-asian="bold" style:font-weight-complex="bold" style:text-underline-style="solid" style:text-underline-color="font-color"/>
    </style:style>
    <style:style style:name="T41_16" style:family="text">
      <style:text-properties fo:font-weight="bold" style:font-weight-asian="bold" style:font-weight-complex="bold" style:text-underline-style="solid" style:text-underline-color="font-color"/>
    </style:style>
    <style:style style:name="T41_17" style:family="text">
      <style:text-properties fo:font-weight="bold" style:font-weight-asian="bold" style:font-weight-complex="bold" style:text-underline-style="solid" style:text-underline-color="font-color"/>
    </style:style>
    <style:style style:name="T41_18" style:family="text">
      <style:text-properties fo:font-weight="bold" style:font-weight-asian="bold" style:font-weight-complex="bold" style:text-underline-style="solid" style:text-underline-color="font-color"/>
    </style:style>
    <style:style style:name="T41_19" style:family="text">
      <style:text-properties fo:font-weight="bold" style:font-weight-asian="bold" style:font-weight-complex="bold" style:text-underline-style="solid" style:text-underline-color="font-color"/>
    </style:style>
    <style:style style:name="T41_20" style:family="text">
      <style:text-properties fo:font-weight="bold" style:font-weight-asian="bold" style:font-weight-complex="bold" style:text-underline-style="solid" style:text-underline-color="font-color"/>
    </style:style>
    <style:style style:name="T41_21" style:family="text">
      <style:text-properties fo:font-weight="bold" style:font-weight-asian="bold" style:font-weight-complex="bold" style:text-underline-style="solid" style:text-underline-color="font-color"/>
    </style:style>
    <style:style style:name="T41_22" style:family="text">
      <style:text-properties fo:font-weight="bold" style:font-weight-asian="bold" style:font-weight-complex="bold" style:text-underline-style="solid" style:text-underline-color="font-color"/>
    </style:style>
    <style:style style:name="P4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P44" style:family="paragraph" style:parent-style-name="Standard">
      <style:paragraph-properties fo:text-align="justify" fo:break-before="auto" fo:line-height="115%" style:writing-mode="lr-tb"/>
    </style:style>
    <style:style style:name="P4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P49" style:family="paragraph" style:parent-style-name="Standard">
      <style:paragraph-properties fo:text-align="justify" fo:break-before="auto" fo:line-height="115%" style:writing-mode="lr-tb"/>
    </style:style>
    <style:style style:name="P5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P53" style:family="paragraph" style:parent-style-name="Standard">
      <style:paragraph-properties fo:text-align="justify" fo:break-before="auto" fo:line-height="115%" fo:margin-top="0cm" style:writing-mode="lr-tb"/>
    </style:style>
    <style:style style:name="T53_1" style:family="text"/>
    <style:style style:name="T53_2" style:family="text" style:parent-style-name="Standard"/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9" style:family="text" style:parent-style-name="Standard"/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 style:parent-style-name="Standard"/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5" style:family="text" style:parent-style-name="Standard"/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>
      <style:text-properties fo:color="#ff0000" fo:font-weight="bold" style:font-weight-asian="bold" style:font-weight-complex="bold"/>
    </style:style>
    <style:style style:name="T64_56" style:family="text">
      <style:text-properties fo:color="#ff0000" fo:font-weight="bold" style:font-weight-asian="bold" style:font-weight-complex="bold"/>
    </style:style>
    <style:style style:name="T64_57" style:family="text">
      <style:text-properties fo:color="#ff0000" fo:font-weight="bold" style:font-weight-asian="bold" style:font-weight-complex="bold"/>
    </style:style>
    <style:style style:name="T64_58" style:family="text">
      <style:text-properties fo:color="#ff0000" fo:font-weight="bold" style:font-weight-asian="bold" style:font-weight-complex="bold"/>
    </style:style>
    <style:style style:name="T64_59" style:family="text">
      <style:text-properties fo:color="#ff0000" fo:font-weight="bold" style:font-weight-asian="bold" style:font-weight-complex="bold"/>
    </style:style>
    <style:style style:name="T64_60" style:family="text">
      <style:text-properties fo:color="#ff0000" fo:font-weight="bold" style:font-weight-asian="bold" style:font-weight-complex="bold"/>
    </style:style>
    <style:style style:name="T64_61" style:family="text">
      <style:text-properties fo:color="#ff0000" fo:font-weight="bold" style:font-weight-asian="bold" style:font-weight-complex="bold"/>
    </style:style>
    <style:style style:name="T64_62" style:family="text">
      <style:text-properties fo:color="#ff0000" fo:font-weight="bold" style:font-weight-asian="bold" style:font-weight-complex="bold"/>
    </style:style>
    <style:style style:name="T64_63" style:family="text">
      <style:text-properties fo:color="#ff0000" fo:font-weight="bold" style:font-weight-asian="bold" style:font-weight-complex="bold"/>
    </style:style>
    <style:style style:name="T64_64" style:family="text">
      <style:text-properties fo:color="#ff0000" fo:font-weight="bold" style:font-weight-asian="bold" style:font-weight-complex="bold"/>
    </style:style>
    <style:style style:name="T64_65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>
      <style:text-properties fo:font-weight="bold" style:font-weight-asian="bold" style:font-weight-complex="bold"/>
    </style:style>
    <style:style style:name="T65_3" style:family="text">
      <style:text-properties fo:font-weight="bold" style:font-weight-asian="bold" style:font-weight-complex="bold"/>
    </style:style>
    <style:style style:name="T65_4" style:family="text">
      <style:text-properties fo:font-weight="bold" style:font-weight-asian="bold" style:font-weight-complex="bold"/>
    </style:style>
    <style:style style:name="T65_5" style:family="text">
      <style:text-properties fo:font-weight="bold" style:font-weight-asian="bold" style:font-weight-complex="bold"/>
    </style:style>
    <style:style style:name="T65_6" style:family="text">
      <style:text-properties fo:font-weight="bold" style:font-weight-asian="bold" style:font-weight-complex="bold"/>
    </style:style>
    <style:style style:name="T65_7" style:family="text">
      <style:text-properties fo:font-weight="bold" style:font-weight-asian="bold" style:font-weight-complex="bold"/>
    </style:style>
    <style:style style:name="T65_8" style:family="text">
      <style:text-properties fo:font-weight="bold" style:font-weight-asian="bold" style:font-weight-complex="bold"/>
    </style:style>
    <style:style style:name="T65_9" style:family="text">
      <style:text-properties fo:font-weight="bold" style:font-weight-asian="bold" style:font-weight-complex="bold"/>
    </style:style>
    <style:style style:name="T65_10" style:family="text">
      <style:text-properties fo:font-weight="bold" style:font-weight-asian="bold" style:font-weight-complex="bold"/>
    </style:style>
    <style:style style:name="T65_11" style:family="text">
      <style:text-properties fo:font-weight="bold" style:font-weight-asian="bold" style:font-weight-complex="bold"/>
    </style:style>
    <style:style style:name="T65_12" style:family="text">
      <style:text-properties fo:font-weight="bold" style:font-weight-asian="bold" style:font-weight-complex="bold"/>
    </style:style>
    <style:style style:name="T65_13" style:family="text">
      <style:text-properties fo:font-weight="bold" style:font-weight-asian="bold" style:font-weight-complex="bold"/>
    </style:style>
    <style:style style:name="T65_14" style:family="text">
      <style:text-properties fo:font-weight="bold" style:font-weight-asian="bold" style:font-weight-complex="bold"/>
    </style:style>
    <style:style style:name="T65_15" style:family="text">
      <style:text-properties fo:font-weight="bold" style:font-weight-asian="bold" style:font-weight-complex="bold"/>
    </style:style>
    <style:style style:name="T65_16" style:family="text">
      <style:text-properties fo:font-weight="bold" style:font-weight-asian="bold" style:font-weight-complex="bold"/>
    </style:style>
    <style:style style:name="T65_17" style:family="text">
      <style:text-properties fo:font-weight="bold" style:font-weight-asian="bold" style:font-weight-complex="bold"/>
    </style:style>
    <style:style style:name="T65_18" style:family="text">
      <style:text-properties fo:font-weight="bold" style:font-weight-asian="bold" style:font-weight-complex="bold"/>
    </style:style>
    <style:style style:name="T65_19" style:family="text">
      <style:text-properties fo:font-weight="bold" style:font-weight-asian="bold" style:font-weight-complex="bold"/>
    </style:style>
    <style:style style:name="T65_20" style:family="text">
      <style:text-properties fo:font-weight="bold" style:font-weight-asian="bold" style:font-weight-complex="bold"/>
    </style:style>
    <style:style style:name="T65_21" style:family="text">
      <style:text-properties fo:font-weight="bold" style:font-weight-asian="bold" style:font-weight-complex="bold"/>
    </style:style>
    <style:style style:name="T65_22" style:family="text">
      <style:text-properties fo:font-weight="bold" style:font-weight-asian="bold" style:font-weight-complex="bold"/>
    </style:style>
    <style:style style:name="T65_23" style:family="text">
      <style:text-properties fo:font-weight="bold" style:font-weight-asian="bold" style:font-weight-complex="bold"/>
    </style:style>
    <style:style style:name="T65_24" style:family="text">
      <style:text-properties fo:font-weight="bold" style:font-weight-asian="bold" style:font-weight-complex="bold"/>
    </style:style>
    <style:style style:name="T65_25" style:family="text">
      <style:text-properties fo:font-weight="bold" style:font-weight-asian="bold" style:font-weight-complex="bold"/>
    </style:style>
    <style:style style:name="T65_26" style:family="text">
      <style:text-properties fo:font-weight="bold" style:font-weight-asian="bold" style:font-weight-complex="bold"/>
    </style:style>
    <style:style style:name="T65_27" style:family="text">
      <style:text-properties fo:font-weight="bold" style:font-weight-asian="bold" style:font-weight-complex="bold"/>
    </style:style>
    <style:style style:name="T65_28" style:family="text">
      <style:text-properties fo:font-weight="bold" style:font-weight-asian="bold" style:font-weight-complex="bold"/>
    </style:style>
    <style:style style:name="T65_29" style:family="text">
      <style:text-properties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>
      <style:text-properties fo:font-weight="bold" style:font-weight-asian="bold" style:font-weight-complex="bold"/>
    </style:style>
    <style:style style:name="T66_3" style:family="text">
      <style:text-properties fo:font-weight="bold" style:font-weight-asian="bold" style:font-weight-complex="bold"/>
    </style:style>
    <style:style style:name="T66_4" style:family="text">
      <style:text-properties fo:font-weight="bold" style:font-weight-asian="bold" style:font-weight-complex="bold"/>
    </style:style>
    <style:style style:name="T66_5" style:family="text">
      <style:text-properties fo:font-weight="bold" style:font-weight-asian="bold" style:font-weight-complex="bold"/>
    </style:style>
    <style:style style:name="T66_6" style:family="text">
      <style:text-properties fo:font-weight="bold" style:font-weight-asian="bold" style:font-weight-complex="bold"/>
    </style:style>
    <style:style style:name="T66_7" style:family="text">
      <style:text-properties fo:font-weight="bold" style:font-weight-asian="bold" style:font-weight-complex="bold"/>
    </style:style>
    <style:style style:name="T66_8" style:family="text">
      <style:text-properties fo:font-weight="bold" style:font-weight-asian="bold" style:font-weight-complex="bold"/>
    </style:style>
    <style:style style:name="T66_9" style:family="text">
      <style:text-properties fo:font-weight="bold" style:font-weight-asian="bold" style:font-weight-complex="bold"/>
    </style:style>
    <style:style style:name="T66_10" style:family="text">
      <style:text-properties fo:font-weight="bold" style:font-weight-asian="bold" style:font-weight-complex="bold"/>
    </style:style>
    <style:style style:name="T66_11" style:family="text">
      <style:text-properties fo:font-weight="bold" style:font-weight-asian="bold" style:font-weight-complex="bold"/>
    </style:style>
    <style:style style:name="T66_12" style:family="text">
      <style:text-properties fo:font-weight="bold" style:font-weight-asian="bold" style:font-weight-complex="bold"/>
    </style:style>
    <style:style style:name="T66_13" style:family="text">
      <style:text-properties fo:font-weight="bold" style:font-weight-asian="bold" style:font-weight-complex="bold"/>
    </style:style>
    <style:style style:name="T66_14" style:family="text">
      <style:text-properties fo:font-weight="bold" style:font-weight-asian="bold" style:font-weight-complex="bold"/>
    </style:style>
    <style:style style:name="T66_15" style:family="text">
      <style:text-properties fo:font-weight="bold" style:font-weight-asian="bold" style:font-weight-complex="bold"/>
    </style:style>
    <style:style style:name="T66_16" style:family="text">
      <style:text-properties fo:font-weight="bold" style:font-weight-asian="bold" style:font-weight-complex="bold"/>
    </style:style>
    <style:style style:name="T66_17" style:family="text">
      <style:text-properties fo:font-weight="bold" style:font-weight-asian="bold" style:font-weight-complex="bold"/>
    </style:style>
    <style:style style:name="T66_18" style:family="text">
      <style:text-properties fo:font-weight="bold" style:font-weight-asian="bold" style:font-weight-complex="bold"/>
    </style:style>
    <style:style style:name="T66_19" style:family="text">
      <style:text-properties fo:font-weight="bold" style:font-weight-asian="bold" style:font-weight-complex="bold"/>
    </style:style>
    <style:style style:name="T66_20" style:family="text">
      <style:text-properties fo:font-weight="bold" style:font-weight-asian="bold" style:font-weight-complex="bold"/>
    </style:style>
    <style:style style:name="T66_21" style:family="text">
      <style:text-properties fo:font-weight="bold" style:font-weight-asian="bold" style:font-weight-complex="bold"/>
    </style:style>
    <style:style style:name="T66_22" style:family="text">
      <style:text-properties fo:font-weight="bold" style:font-weight-asian="bold" style:font-weight-complex="bold"/>
    </style:style>
    <style:style style:name="T66_23" style:family="text">
      <style:text-properties fo:font-weight="bold" style:font-weight-asian="bold" style:font-weight-complex="bold"/>
    </style:style>
    <style:style style:name="T66_24" style:family="text">
      <style:text-properties fo:font-weight="bold" style:font-weight-asian="bold" style:font-weight-complex="bold"/>
    </style:style>
    <style:style style:name="T66_25" style:family="text">
      <style:text-properties fo:font-weight="bold" style:font-weight-asian="bold" style:font-weight-complex="bold"/>
    </style:style>
    <style:style style:name="T66_26" style:family="text">
      <style:text-properties fo:font-weight="bold" style:font-weight-asian="bold" style:font-weight-complex="bold"/>
    </style:style>
    <style:style style:name="T66_27" style:family="text">
      <style:text-properties fo:font-weight="bold" style:font-weight-asian="bold" style:font-weight-complex="bold"/>
    </style:style>
    <style:style style:name="T66_28" style:family="text">
      <style:text-properties fo:font-weight="bold" style:font-weight-asian="bold" style:font-weight-complex="bold"/>
    </style:style>
    <style:style style:name="T66_29" style:family="text">
      <style:text-properties fo:font-weight="bold" style:font-weight-asian="bold" style:font-weight-complex="bold"/>
    </style:style>
    <style:style style:name="T66_30" style:family="text">
      <style:text-properties fo:font-weight="bold" style:font-weight-asian="bold" style:font-weight-complex="bold"/>
    </style:style>
    <style:style style:name="T66_31" style:family="text">
      <style:text-properties fo:font-weight="bold" style:font-weight-asian="bold" style:font-weight-complex="bold"/>
    </style:style>
    <style:style style:name="T66_32" style:family="text">
      <style:text-properties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>
      <style:text-properties fo:font-weight="bold" style:font-weight-asian="bold" style:font-weight-complex="bold"/>
    </style:style>
    <style:style style:name="T67_7" style:family="text">
      <style:text-properties fo:font-weight="bold" style:font-weight-asian="bold" style:font-weight-complex="bold"/>
    </style:style>
    <style:style style:name="T67_8" style:family="text">
      <style:text-properties fo:font-weight="bold" style:font-weight-asian="bold" style:font-weight-complex="bold"/>
    </style:style>
    <style:style style:name="T67_9" style:family="text">
      <style:text-properties fo:font-weight="bold" style:font-weight-asian="bold" style:font-weight-complex="bold"/>
    </style:style>
    <style:style style:name="T67_10" style:family="text">
      <style:text-properties fo:font-weight="bold" style:font-weight-asian="bold" style:font-weight-complex="bold"/>
    </style:style>
    <style:style style:name="T67_11" style:family="text">
      <style:text-properties fo:font-weight="bold" style:font-weight-asian="bold" style:font-weight-complex="bold"/>
    </style:style>
    <style:style style:name="T67_12" style:family="text">
      <style:text-properties fo:font-weight="bold" style:font-weight-asian="bold" style:font-weight-complex="bold"/>
    </style:style>
    <style:style style:name="T67_13" style:family="text">
      <style:text-properties fo:font-weight="bold" style:font-weight-asian="bold" style:font-weight-complex="bold"/>
    </style:style>
    <style:style style:name="T67_14" style:family="text">
      <style:text-properties fo:font-weight="bold" style:font-weight-asian="bold" style:font-weight-complex="bold"/>
    </style:style>
    <style:style style:name="T67_15" style:family="text">
      <style:text-properties fo:font-weight="bold" style:font-weight-asian="bold" style:font-weight-complex="bold"/>
    </style:style>
    <style:style style:name="T67_16" style:family="text">
      <style:text-properties fo:font-weight="bold" style:font-weight-asian="bold" style:font-weight-complex="bold"/>
    </style:style>
    <style:style style:name="T67_17" style:family="text">
      <style:text-properties fo:font-weight="bold" style:font-weight-asian="bold" style:font-weight-complex="bold"/>
    </style:style>
    <style:style style:name="T67_18" style:family="text">
      <style:text-properties fo:font-weight="bold" style:font-weight-asian="bold" style:font-weight-complex="bold"/>
    </style:style>
    <style:style style:name="T67_19" style:family="text">
      <style:text-properties fo:font-weight="bold" style:font-weight-asian="bold" style:font-weight-complex="bold"/>
    </style:style>
    <style:style style:name="T67_20" style:family="text">
      <style:text-properties fo:font-weight="bold" style:font-weight-asian="bold" style:font-weight-complex="bold"/>
    </style:style>
    <style:style style:name="T67_21" style:family="text">
      <style:text-properties fo:font-weight="bold" style:font-weight-asian="bold" style:font-weight-complex="bold"/>
    </style:style>
    <style:style style:name="T67_22" style:family="text">
      <style:text-properties fo:font-weight="bold" style:font-weight-asian="bold" style:font-weight-complex="bold"/>
    </style:style>
    <style:style style:name="T67_23" style:family="text">
      <style:text-properties fo:font-weight="bold" style:font-weight-asian="bold" style:font-weight-complex="bold"/>
    </style:style>
    <style:style style:name="T67_24" style:family="text">
      <style:text-properties fo:font-weight="bold" style:font-weight-asian="bold" style:font-weight-complex="bold"/>
    </style:style>
    <style:style style:name="T67_25" style:family="text">
      <style:text-properties fo:font-weight="bold" style:font-weight-asian="bold" style:font-weight-complex="bold"/>
    </style:style>
    <style:style style:name="T67_26" style:family="text">
      <style:text-properties fo:font-weight="bold" style:font-weight-asian="bold" style:font-weight-complex="bold"/>
    </style:style>
    <style:style style:name="T67_27" style:family="text">
      <style:text-properties fo:font-weight="bold" style:font-weight-asian="bold" style:font-weight-complex="bold"/>
    </style:style>
    <style:style style:name="T67_28" style:family="text">
      <style:text-properties fo:font-weight="bold" style:font-weight-asian="bold" style:font-weight-complex="bold"/>
    </style:style>
    <style:style style:name="T67_29" style:family="text">
      <style:text-properties fo:font-weight="bold" style:font-weight-asian="bold" style:font-weight-complex="bold"/>
    </style:style>
    <style:style style:name="T67_30" style:family="text">
      <style:text-properties fo:font-weight="bold" style:font-weight-asian="bold" style:font-weight-complex="bold"/>
    </style:style>
    <style:style style:name="T67_31" style:family="text">
      <style:text-properties fo:font-weight="bold" style:font-weight-asian="bold" style:font-weight-complex="bold"/>
    </style:style>
    <style:style style:name="T67_32" style:family="text">
      <style:text-properties fo:font-weight="bold" style:font-weight-asian="bold" style:font-weight-complex="bold"/>
    </style:style>
    <style:style style:name="T67_33" style:family="text">
      <style:text-properties fo:font-weight="bold" style:font-weight-asian="bold" style:font-weight-complex="bold"/>
    </style:style>
    <style:style style:name="T67_34" style:family="text">
      <style:text-properties fo:font-weight="bold" style:font-weight-asian="bold" style:font-weight-complex="bold"/>
    </style:style>
    <style:style style:name="T67_35" style:family="text">
      <style:text-properties fo:font-weight="bold" style:font-weight-asian="bold" style:font-weight-complex="bold"/>
    </style:style>
    <style:style style:name="T67_36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P73" style:family="paragraph" style:parent-style-name="Standard">
      <style:paragraph-properties fo:break-before="auto" fo:line-height="115%" fo:margin-top="0cm" fo:margin-bottom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text-align="justify"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P77" style:family="paragraph" style:parent-style-name="Standard">
      <style:paragraph-properties fo:text-align="justify"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P7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P79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79_1" style:family="text"/>
    <style:style style:name="P80" style:family="paragraph" style:parent-style-name="Standard">
      <style:paragraph-properties fo:text-align="justify"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P8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text-align="justify"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P84" style:family="paragraph" style:parent-style-name="Standard">
      <style:paragraph-properties fo:text-align="justify"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P8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text-align="justify"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P91" style:family="paragraph" style:parent-style-name="Standard">
      <style:paragraph-properties fo:text-align="justify"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P92" style:family="paragraph" style:parent-style-name="Standard">
      <style:paragraph-properties fo:text-align="justify"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P9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T93_95" style:family="text"/>
    <style:style style:name="T93_96" style:family="text"/>
    <style:style style:name="T93_97" style:family="text"/>
    <style:style style:name="T93_98" style:family="text"/>
    <style:style style:name="T93_99" style:family="text"/>
    <style:style style:name="T93_100" style:family="text"/>
    <style:style style:name="T93_101" style:family="text"/>
    <style:style style:name="T93_102" style:family="text"/>
    <style:style style:name="T93_103" style:family="text"/>
    <style:style style:name="T93_104" style:family="text"/>
    <style:style style:name="T93_105" style:family="text"/>
    <style:style style:name="T93_106" style:family="text"/>
    <style:style style:name="T93_107" style:family="text"/>
    <style:style style:name="T93_108" style:family="text"/>
    <style:style style:name="T93_109" style:family="text"/>
    <style:style style:name="T93_110" style:family="text"/>
    <style:style style:name="T93_111" style:family="text"/>
    <style:style style:name="T93_112" style:family="text"/>
    <style:style style:name="T93_113" style:family="text"/>
    <style:style style:name="T93_114" style:family="text"/>
    <style:style style:name="T93_115" style:family="text"/>
    <style:style style:name="T93_116" style:family="text"/>
    <style:style style:name="T93_117" style:family="text"/>
    <style:style style:name="T93_118" style:family="text"/>
    <style:style style:name="T93_119" style:family="text"/>
    <style:style style:name="T93_120" style:family="text"/>
    <style:style style:name="T93_121" style:family="text"/>
    <style:style style:name="T93_122" style:family="text"/>
    <style:style style:name="T93_123" style:family="text"/>
    <style:style style:name="T93_124" style:family="text"/>
    <style:style style:name="T93_125" style:family="text"/>
    <style:style style:name="T93_126" style:family="text"/>
    <style:style style:name="T93_127" style:family="text"/>
    <style:style style:name="T93_128" style:family="text"/>
    <style:style style:name="T93_129" style:family="text"/>
    <style:style style:name="T93_130" style:family="text"/>
    <style:style style:name="T93_131" style:family="text"/>
    <style:style style:name="T93_132" style:family="text"/>
    <style:style style:name="T93_133" style:family="text"/>
    <style:style style:name="T93_134" style:family="text"/>
    <style:style style:name="P94" style:family="paragraph" style:parent-style-name="Standard">
      <style:paragraph-properties fo:text-align="justify" fo:break-before="auto" fo:line-height="115%" style:writing-mode="lr-tb"/>
    </style:style>
    <style:style style:name="P95" style:family="paragraph" style:parent-style-name="Standard">
      <style:paragraph-properties fo:text-align="justify"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P9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 style:parent-style-name="Standard"/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/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T97_79" style:family="text"/>
    <style:style style:name="T97_80" style:family="text"/>
    <style:style style:name="T97_81" style:family="text"/>
    <style:style style:name="T97_82" style:family="text"/>
    <style:style style:name="T97_83" style:family="text"/>
    <style:style style:name="T97_84" style:family="text"/>
    <style:style style:name="T97_85" style:family="text"/>
    <style:style style:name="T97_86" style:family="text"/>
    <style:style style:name="T97_87" style:family="text"/>
    <style:style style:name="T97_88" style:family="text"/>
    <style:style style:name="T97_89" style:family="text"/>
    <style:style style:name="T97_90" style:family="text"/>
    <style:style style:name="T97_91" style:family="text"/>
    <style:style style:name="T97_92" style:family="text"/>
    <style:style style:name="T97_93" style:family="text"/>
    <style:style style:name="T97_94" style:family="text"/>
    <style:style style:name="T97_95" style:family="text"/>
    <style:style style:name="T97_96" style:family="text"/>
    <style:style style:name="T97_97" style:family="text"/>
    <style:style style:name="T97_98" style:family="text"/>
    <style:style style:name="P98" style:family="paragraph" style:parent-style-name="Standard">
      <style:paragraph-properties fo:text-align="justify" fo:break-before="auto" fo:line-height="115%" style:writing-mode="lr-tb"/>
    </style:style>
    <style:style style:name="P99" style:family="paragraph" style:parent-style-name="Standard">
      <style:paragraph-properties fo:text-align="justify" fo:break-before="auto" fo:line-height="115%" style:writing-mode="lr-tb"/>
    </style:style>
    <style:style style:name="P100" style:family="paragraph" style:parent-style-name="Standard">
      <style:paragraph-properties fo:text-align="justify"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P10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/>
    <style:style style:name="T101_75" style:family="text"/>
    <style:style style:name="T101_76" style:family="text"/>
    <style:style style:name="T101_77" style:family="text"/>
    <style:style style:name="P102" style:family="paragraph" style:parent-style-name="Standard">
      <style:paragraph-properties fo:text-align="justify" fo:break-before="auto" fo:line-height="115%" style:writing-mode="lr-tb"/>
    </style:style>
    <style:style style:name="P103" style:family="paragraph" style:parent-style-name="Standard">
      <style:paragraph-properties fo:text-align="justify" fo:break-before="auto" fo:line-height="115%" style:writing-mode="lr-tb"/>
    </style:style>
    <style:style style:name="P104" style:family="paragraph" style:parent-style-name="Standard">
      <style:paragraph-properties fo:text-align="justify"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P10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P10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107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107_1" style:family="text"/>
    <style:style style:name="P108" style:family="paragraph" style:parent-style-name="Standard">
      <style:paragraph-properties fo:text-align="justify" fo:break-before="auto" fo:line-height="115%" style:writing-mode="lr-tb"/>
    </style:style>
    <style:style style:name="P109" style:family="paragraph" style:parent-style-name="Standard">
      <style:paragraph-properties fo:text-align="center" fo:break-before="auto" fo:line-height="115%" style:writing-mode="lr-tb"/>
    </style:style>
    <style:style style:name="T109_1" style:family="text">
      <style:text-properties fo:font-weight="bold" style:font-weight-asian="bold" style:font-weight-complex="bold"/>
    </style:style>
    <style:style style:name="T109_2" style:family="text">
      <style:text-properties fo:font-weight="bold" style:font-weight-asian="bold" style:font-weight-complex="bold"/>
    </style:style>
    <style:style style:name="T109_3" style:family="text">
      <style:text-properties fo:font-weight="bold" style:font-weight-asian="bold" style:font-weight-complex="bold"/>
    </style:style>
    <style:style style:name="T109_4" style:family="text">
      <style:text-properties fo:font-weight="bold" style:font-weight-asian="bold" style:font-weight-complex="bold"/>
    </style:style>
    <style:style style:name="T109_5" style:family="text">
      <style:text-properties fo:font-weight="bold" style:font-weight-asian="bold" style:font-weight-complex="bold"/>
    </style:style>
    <style:style style:name="T109_6" style:family="text">
      <style:text-properties fo:font-weight="bold" style:font-weight-asian="bold" style:font-weight-complex="bold"/>
    </style:style>
    <style:style style:name="T109_7" style:family="text">
      <style:text-properties fo:font-weight="bold" style:font-weight-asian="bold" style:font-weight-complex="bold"/>
    </style:style>
    <style:style style:name="T109_8" style:family="text">
      <style:text-properties fo:font-weight="bold" style:font-weight-asian="bold" style:font-weight-complex="bold"/>
    </style:style>
    <style:style style:name="T109_9" style:family="text">
      <style:text-properties fo:font-weight="bold" style:font-weight-asian="bold" style:font-weight-complex="bold"/>
    </style:style>
    <style:style style:name="T109_10" style:family="text">
      <style:text-properties fo:font-weight="bold" style:font-weight-asian="bold" style:font-weight-complex="bold"/>
    </style:style>
    <style:style style:name="T109_11" style:family="text">
      <style:text-properties fo:font-weight="bold" style:font-weight-asian="bold" style:font-weight-complex="bold"/>
    </style:style>
    <style:style style:name="T109_12" style:family="text">
      <style:text-properties fo:font-weight="bold" style:font-weight-asian="bold" style:font-weight-complex="bold"/>
    </style:style>
    <style:style style:name="T109_13" style:family="text">
      <style:text-properties fo:font-weight="bold" style:font-weight-asian="bold" style:font-weight-complex="bold"/>
    </style:style>
    <style:style style:name="T109_14" style:family="text">
      <style:text-properties fo:font-weight="bold" style:font-weight-asian="bold" style:font-weight-complex="bold"/>
    </style:style>
    <style:style style:name="T109_15" style:family="text">
      <style:text-properties fo:font-weight="bold" style:font-weight-asian="bold" style:font-weight-complex="bold"/>
    </style:style>
    <style:style style:name="T109_16" style:family="text">
      <style:text-properties fo:font-weight="bold" style:font-weight-asian="bold" style:font-weight-complex="bold"/>
    </style:style>
    <style:style style:name="T109_17" style:family="text">
      <style:text-properties fo:font-weight="bold" style:font-weight-asian="bold" style:font-weight-complex="bold"/>
    </style:style>
    <style:style style:name="T109_18" style:family="text">
      <style:text-properties fo:font-weight="bold" style:font-weight-asian="bold" style:font-weight-complex="bold"/>
    </style:style>
    <style:style style:name="T109_19" style:family="text">
      <style:text-properties fo:font-weight="bold" style:font-weight-asian="bold" style:font-weight-complex="bold"/>
    </style:style>
    <style:style style:name="T109_20" style:family="text">
      <style:text-properties fo:font-weight="bold" style:font-weight-asian="bold" style:font-weight-complex="bold"/>
    </style:style>
    <style:style style:name="T109_21" style:family="text">
      <style:text-properties fo:font-weight="bold" style:font-weight-asian="bold" style:font-weight-complex="bold"/>
    </style:style>
    <style:style style:name="T109_22" style:family="text">
      <style:text-properties fo:font-weight="bold" style:font-weight-asian="bold" style:font-weight-complex="bold"/>
    </style:style>
    <style:style style:name="T109_23" style:family="text">
      <style:text-properties fo:font-weight="bold" style:font-weight-asian="bold" style:font-weight-complex="bold"/>
    </style:style>
    <style:style style:name="T109_24" style:family="text">
      <style:text-properties fo:font-weight="bold" style:font-weight-asian="bold" style:font-weight-complex="bold"/>
    </style:style>
    <style:style style:name="T109_25" style:family="text">
      <style:text-properties fo:font-weight="bold" style:font-weight-asian="bold" style:font-weight-complex="bold"/>
    </style:style>
    <style:style style:name="T109_26" style:family="text">
      <style:text-properties fo:font-weight="bold" style:font-weight-asian="bold" style:font-weight-complex="bold"/>
    </style:style>
    <style:style style:name="T109_27" style:family="text">
      <style:text-properties fo:font-weight="bold" style:font-weight-asian="bold" style:font-weight-complex="bold"/>
    </style:style>
    <style:style style:name="T109_28" style:family="text">
      <style:text-properties fo:font-weight="bold" style:font-weight-asian="bold" style:font-weight-complex="bold"/>
    </style:style>
    <style:style style:name="T109_29" style:family="text">
      <style:text-properties fo:font-weight="bold" style:font-weight-asian="bold" style:font-weight-complex="bold"/>
    </style:style>
    <style:style style:name="T109_30" style:family="text">
      <style:text-properties fo:font-weight="bold" style:font-weight-asian="bold" style:font-weight-complex="bold"/>
    </style:style>
    <style:style style:name="T109_31" style:family="text">
      <style:text-properties fo:font-weight="bold" style:font-weight-asian="bold" style:font-weight-complex="bold"/>
    </style:style>
    <style:style style:name="T109_32" style:family="text">
      <style:text-properties fo:font-weight="bold" style:font-weight-asian="bold" style:font-weight-complex="bold"/>
    </style:style>
    <style:style style:name="T109_33" style:family="text">
      <style:text-properties fo:font-weight="bold" style:font-weight-asian="bold" style:font-weight-complex="bold"/>
    </style:style>
    <style:style style:name="T109_34" style:family="text">
      <style:text-properties fo:font-weight="bold" style:font-weight-asian="bold" style:font-weight-complex="bold"/>
    </style:style>
    <style:style style:name="T109_35" style:family="text">
      <style:text-properties fo:font-weight="bold" style:font-weight-asian="bold" style:font-weight-complex="bold"/>
    </style:style>
    <style:style style:name="T109_36" style:family="text">
      <style:text-properties fo:font-weight="bold" style:font-weight-asian="bold" style:font-weight-complex="bold"/>
    </style:style>
  </office:automatic-styles>
  <office:body>
    <office:text>
      <text:p text:style-name="P1"><text:span text:style-name="T1_1">Compte</text:span><text:span text:style-name="T1_2">-</text:span><text:span text:style-name="T1_3">rendu</text:span><text:span text:style-name="T1_4"><text:s/></text:span><text:span text:style-name="T1_5">de</text:span><text:span text:style-name="T1_6"><text:s/></text:span><text:span text:style-name="T1_7">la</text:span><text:span text:style-name="T1_8"><text:s/></text:span><text:span text:style-name="T1_9">conf</text:span><text:span text:style-name="T1_10">-</text:span><text:span text:style-name="T1_11">call</text:span><text:span text:style-name="T1_12"><text:s/></text:span><text:span text:style-name="T1_13">technique</text:span><text:span text:style-name="T1_14"><text:s/></text:span><text:span text:style-name="T1_15">FEDORU</text:span><text:span text:style-name="T1_16"><text:s/></text:span></text:p>
      <text:p text:style-name="P2"><text:span text:style-name="T2_1">–<text:s/>15<text:s/></text:span><text:span text:style-name="T2_2">septembre</text:span><text:span text:style-name="T2_3"><text:s/>2015</text:span></text:p>
      <text:p text:style-name="P3"><text:span text:style-name="T3_1"><text:s/></text:span></text:p>
      <text:p text:style-name="P4"><text:span text:style-name="T4_1"><text:s/></text:span></text:p>
      <text:p text:style-name="P5"><text:span text:style-name="T5_1">Présents</text:span><text:span text:style-name="T5_2"><text:s/>:</text:span></text:p>
      <text:p text:style-name="P6"><text:span text:style-name="T6_1">Caroline</text:span><text:span text:style-name="T6_2"><text:s/></text:span><text:span text:style-name="T6_3">LIGIER</text:span><text:span text:style-name="T6_4"><text:s/>–<text:s/></text:span><text:span text:style-name="T6_5">Aquitaine</text:span></text:p>
      <text:p text:style-name="P7"><text:span text:style-name="T7_1">Gilles</text:span><text:span text:style-name="T7_2"><text:s/></text:span><text:span text:style-name="T7_3">FAUGERAS</text:span><text:span text:style-name="T7_4"><text:s/>–<text:s/></text:span><text:span text:style-name="T7_5">Limousin</text:span></text:p>
      <text:p text:style-name="P8"><text:span text:style-name="T8_1">Laure</text:span><text:span text:style-name="T8_2"><text:s/></text:span><text:span text:style-name="T8_3">POURCEL</text:span><text:span text:style-name="T8_4"><text:s/>–<text:s/></text:span><text:span text:style-name="T8_5">MIP</text:span></text:p>
      <text:p text:style-name="P9"><text:span text:style-name="T9_1">Doriane</text:span><text:span text:style-name="T9_2"><text:s/></text:span><text:span text:style-name="T9_3">THIEBAUD</text:span><text:span text:style-name="T9_4"><text:s/>–<text:s/></text:span><text:span text:style-name="T9_5">Bourgogne</text:span></text:p>
      <text:p text:style-name="P10"><text:span text:style-name="T10_1">Elisabeth</text:span><text:span text:style-name="T10_2"><text:s/></text:span><text:span text:style-name="T10_3">LAGILLE</text:span><text:span text:style-name="T10_4"><text:s/>-<text:s/></text:span><text:span text:style-name="T10_5">CA</text:span></text:p>
      <text:p text:style-name="P11"/>
      <text:p text:style-name="P12"><text:span text:style-name="T12_1"><text:s/></text:span></text:p>
      <text:p text:style-name="P13"><text:span text:style-name="T13_1">Planning</text:span><text:span text:style-name="T13_2"><text:s/>:</text:span><text:span text:style-name="T13_3"><text:s/></text:span></text:p>
      <text:p text:style-name="P14"/>
      <text:list text:style-name="LS1" xml:id="list0">
        <text:list-item>
          <text:p text:style-name="P15"><text:span text:style-name="T15_1">Retard</text:span><text:span text:style-name="T15_2"><text:s/></text:span><text:span text:style-name="T15_3">pris</text:span><text:span text:style-name="T15_4"><text:s/></text:span><text:span text:style-name="T15_5">dans</text:span><text:span text:style-name="T15_6"><text:s/></text:span><text:span text:style-name="T15_7">le</text:span><text:span text:style-name="T15_8"><text:s/></text:span><text:span text:style-name="T15_9">planning</text:span><text:span text:style-name="T15_10"><text:s/>(</text:span><text:span text:style-name="T15_11">manque</text:span><text:span text:style-name="T15_12"><text:s/></text:span><text:span text:style-name="T15_13">encore</text:span><text:span text:style-name="T15_14"><text:s/></text:span><text:span text:style-name="T15_15">certaines</text:span><text:span text:style-name="T15_16"><text:s/></text:span><text:span text:style-name="T15_17">données</text:span><text:span text:style-name="T15_18"><text:s/></text:span><text:span text:style-name="T15_19">pour</text:span><text:span text:style-name="T15_20"><text:s/></text:span><text:span text:style-name="T15_21">Lorraine</text:span><text:span text:style-name="T15_22"><text:s/></text:span><text:span text:style-name="T15_23">et</text:span><text:span text:style-name="T15_24"><text:s/></text:span><text:span text:style-name="T15_25">Franche</text:span><text:span text:style-name="T15_26">-</text:span><text:span text:style-name="T15_27">Comté</text:span><text:span text:style-name="T15_28"><text:s/></text:span><text:span text:style-name="T15_29">et</text:span><text:span text:style-name="T15_30"><text:s/></text:span><text:span text:style-name="T15_31">toutes</text:span><text:span text:style-name="T15_32"><text:s/></text:span><text:span text:style-name="T15_33">les</text:span><text:span text:style-name="T15_34"><text:s/></text:span><text:span text:style-name="T15_35">données</text:span><text:span text:style-name="T15_36"><text:s/></text:span><text:span text:style-name="T15_37">de</text:span><text:span text:style-name="T15_38"><text:s/></text:span><text:span text:style-name="T15_39">Rhone</text:span><text:span text:style-name="T15_40">-</text:span><text:span text:style-name="T15_41">Alpes</text:span><text:span text:style-name="T15_42">)</text:span></text:p>
        </text:list-item>
      </text:list>
      <text:p text:style-name="P16"/>
      <text:list text:style-name="LS2" xml:id="list1">
        <text:list-item>
          <text:p text:style-name="P17"><text:span text:style-name="T17_1">Pour</text:span><text:span text:style-name="T17_2"><text:s/></text:span><text:span text:style-name="T17_3">les</text:span><text:span text:style-name="T17_4"><text:s/></text:span><text:span text:style-name="T17_5">semaines</text:span><text:span text:style-name="T17_6"><text:s/></text:span><text:span text:style-name="T17_7">à</text:span><text:span text:style-name="T17_8"><text:s/></text:span><text:span text:style-name="T17_9">venir</text:span><text:span text:style-name="T17_10"><text:s/>:</text:span></text:p>
        </text:list-item>
      </text:list>
      <text:p text:style-name="P18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9"><text:span text:style-name="T19_1">Semaine</text:span><text:span text:style-name="T19_2"><text:s/>-<text:s/></text:span><text:span text:style-name="T19_3">dates</text:span></text:p>
          </table:table-cell>
          <table:table-cell table:style-name="Cell2">
            <text:p text:style-name="P20"><text:span text:style-name="T20_1">Descriptif</text:span></text:p>
          </table:table-cell>
        </table:table-row>
        <table:table-row table:style-name="Row2">
          <table:table-cell table:style-name="Cell3">
            <text:p text:style-name="P21"><text:span text:style-name="T21_1">Vendredi</text:span><text:span text:style-name="T21_2"><text:s/>18<text:s/></text:span><text:span text:style-name="T21_3">septembre</text:span><text:span text:style-name="T21_4"><text:s/>2015</text:span></text:p>
          </table:table-cell>
          <table:table-cell table:style-name="Cell4">
            <text:p text:style-name="P22"><text:span text:style-name="T22_1">Prochaine</text:span><text:span text:style-name="T22_2"><text:s/></text:span><text:span text:style-name="T22_3">conf</text:span><text:span text:style-name="T22_4">-</text:span><text:span text:style-name="T22_5">call</text:span><text:span text:style-name="T22_6"><text:s/></text:span><text:span text:style-name="T22_7">technique</text:span></text:p>
          </table:table-cell>
        </table:table-row>
        <table:table-row table:style-name="Row3">
          <table:table-cell table:style-name="Cell5">
            <text:p text:style-name="P23"><text:span text:style-name="T23_1">Semaines</text:span><text:span text:style-name="T23_2"><text:s/>38<text:s/></text:span><text:span text:style-name="T23_3">et</text:span><text:span text:style-name="T23_4"><text:s/>39<text:s/>-<text:s/></text:span><text:span text:style-name="T23_5">jusqu</text:span><text:span text:style-name="T23_6">’</text:span><text:span text:style-name="T23_7">au</text:span><text:span text:style-name="T23_8"><text:s/>25<text:s/></text:span><text:span text:style-name="T23_9">septembre</text:span><text:span text:style-name="T23_10"><text:s/>2015</text:span></text:p>
          </table:table-cell>
          <table:table-cell table:style-name="Cell6">
            <text:p text:style-name="P24"><text:span text:style-name="T24_1">Fin</text:span><text:span text:style-name="T24_2"><text:s/></text:span><text:span text:style-name="T24_3">de</text:span><text:span text:style-name="T24_4"><text:s/></text:span><text:span text:style-name="T24_5">la</text:span><text:span text:style-name="T24_6"><text:s/></text:span><text:span text:style-name="T24_7">collecte</text:span><text:span text:style-name="T24_8"><text:s/></text:span><text:span text:style-name="T24_9">des</text:span><text:span text:style-name="T24_10"><text:s/></text:span><text:span text:style-name="T24_11">données</text:span><text:span text:style-name="T24_12"><text:s/></text:span><text:span text:style-name="T24_13">et</text:span><text:span text:style-name="T24_14"><text:s/></text:span><text:span text:style-name="T24_15">de</text:span><text:span text:style-name="T24_16"><text:s/></text:span><text:span text:style-name="T24_17">leur</text:span><text:span text:style-name="T24_18"><text:s/></text:span><text:span text:style-name="T24_19">mise</text:span><text:span text:style-name="T24_20"><text:s/></text:span><text:span text:style-name="T24_21">en</text:span><text:span text:style-name="T24_22"><text:s/></text:span><text:span text:style-name="T24_23">forme</text:span></text:p>
          </table:table-cell>
        </table:table-row>
        <table:table-row table:style-name="Row4">
          <table:table-cell table:style-name="Cell7">
            <text:p text:style-name="P25"><text:span text:style-name="T25_1">Semaine</text:span><text:span text:style-name="T25_2"><text:s/>40<text:s/></text:span><text:span text:style-name="T25_3">jusqu</text:span><text:span text:style-name="T25_4">’</text:span><text:span text:style-name="T25_5">au</text:span><text:span text:style-name="T25_6"><text:s/>2<text:s/></text:span><text:span text:style-name="T25_7">octobre</text:span><text:span text:style-name="T25_8"><text:s/>2015</text:span></text:p>
          </table:table-cell>
          <table:table-cell table:style-name="Cell8">
            <text:p text:style-name="P26"><text:span text:style-name="T26_1">Commentaires</text:span><text:span text:style-name="T26_2"><text:s/></text:span><text:span text:style-name="T26_3">et</text:span><text:span text:style-name="T26_4"><text:s/></text:span><text:span text:style-name="T26_5">remarques</text:span><text:span text:style-name="T26_6"><text:s/></text:span><text:span text:style-name="T26_7">sur</text:span><text:span text:style-name="T26_8"><text:s/></text:span><text:span text:style-name="T26_9">le</text:span><text:span text:style-name="T26_10"><text:s/></text:span><text:span text:style-name="T26_11">document</text:span><text:span text:style-name="T26_12"><text:s/></text:span></text:p>
          </table:table-cell>
        </table:table-row>
        <table:table-row table:style-name="Row5">
          <table:table-cell table:style-name="Cell9">
            <text:p text:style-name="P27"><text:span text:style-name="T27_1">1<text:s/></text:span><text:span text:style-name="T27_2">octobre</text:span><text:span text:style-name="T27_3"><text:s/>2015</text:span></text:p>
          </table:table-cell>
          <table:table-cell table:style-name="Cell10">
            <text:p text:style-name="P28"><text:span text:style-name="T28_1">Réunion</text:span><text:span text:style-name="T28_2"><text:s/></text:span><text:span text:style-name="T28_3">conf</text:span><text:span text:style-name="T28_4">-</text:span><text:span text:style-name="T28_5">call</text:span><text:span text:style-name="T28_6"><text:s/>:<text:s/></text:span><text:span text:style-name="T28_7">rédaction</text:span><text:span text:style-name="T28_8"><text:s/></text:span><text:span text:style-name="T28_9">commentaires</text:span></text:p>
          </table:table-cell>
        </table:table-row>
        <table:table-row table:style-name="Row6">
          <table:table-cell table:style-name="Cell11">
            <text:p text:style-name="P29"><text:span text:style-name="T29_1">7<text:s/></text:span><text:span text:style-name="T29_2">octobre</text:span><text:span text:style-name="T29_3"><text:s/>2015</text:span></text:p>
          </table:table-cell>
          <table:table-cell table:style-name="Cell12">
            <text:p text:style-name="P30"><text:span text:style-name="T30_1">Journée</text:span><text:span text:style-name="T30_2"><text:s/></text:span><text:span text:style-name="T30_3">CA</text:span><text:span text:style-name="T30_4"><text:s/></text:span><text:span text:style-name="T30_5">élargi</text:span><text:span text:style-name="T30_6"><text:s/></text:span><text:span text:style-name="T30_7">FEDORU</text:span><text:span text:style-name="T30_8"><text:s/>-<text:s/></text:span><text:span text:style-name="T30_9">validation</text:span><text:span text:style-name="T30_10"><text:s/>1</text:span><text:span text:style-name="T30_11">ère</text:span><text:span text:style-name="T30_12"><text:s/></text:span><text:span text:style-name="T30_13">version</text:span><text:span text:style-name="T30_14"><text:s/></text:span><text:span text:style-name="T30_15">terminée</text:span></text:p>
          </table:table-cell>
        </table:table-row>
        <table:table-row table:style-name="Row7">
          <table:table-cell table:style-name="Cell13">
            <text:p text:style-name="P31"><text:span text:style-name="T31_1">8<text:s/></text:span><text:span text:style-name="T31_2">octobre</text:span><text:span text:style-name="T31_3"><text:s/>2015</text:span></text:p>
          </table:table-cell>
          <table:table-cell table:style-name="Cell14">
            <text:p text:style-name="P32"><text:span text:style-name="T32_1">réunion</text:span><text:span text:style-name="T32_2"><text:s/></text:span><text:span text:style-name="T32_3">groupe</text:span><text:span text:style-name="T32_4"><text:s/></text:span><text:span text:style-name="T32_5">technique</text:span><text:span text:style-name="T32_6"><text:s/></text:span><text:span text:style-name="T32_7">FEDORU</text:span><text:span text:style-name="T32_8"><text:s/>(</text:span><text:span text:style-name="T32_9">groupe</text:span><text:span text:style-name="T32_10"><text:s/></text:span><text:span text:style-name="T32_11">exploitation</text:span><text:span text:style-name="T32_12">?)<text:s/>:<text:s/></text:span><text:span text:style-name="T32_13">ordre</text:span><text:span text:style-name="T32_14"><text:s/></text:span><text:span text:style-name="T32_15">du</text:span><text:span text:style-name="T32_16"><text:s/></text:span><text:span text:style-name="T32_17">jour</text:span><text:span text:style-name="T32_18"><text:s/></text:span><text:span text:style-name="T32_19">prévisionnel</text:span><text:span text:style-name="T32_20"><text:s/>(</text:span><text:span text:style-name="T32_21">peut</text:span><text:span text:style-name="T32_22"><text:s/></text:span><text:span text:style-name="T32_23">se</text:span><text:span text:style-name="T32_24"><text:s/></text:span><text:span text:style-name="T32_25">modifier</text:span><text:span text:style-name="T32_26"><text:s/></text:span><text:span text:style-name="T32_27">suivant</text:span><text:span text:style-name="T32_28"><text:s/></text:span><text:span text:style-name="T32_29">l</text:span><text:span text:style-name="T32_30">’</text:span><text:span text:style-name="T32_31">avancement</text:span><text:span text:style-name="T32_32"><text:s/></text:span><text:span text:style-name="T32_33">en</text:span><text:span text:style-name="T32_34"><text:s/></text:span><text:span text:style-name="T32_35">septembre</text:span><text:span text:style-name="T32_36">)<text:s/>:<text:s/>½<text:s/></text:span><text:span text:style-name="T32_37">journée</text:span><text:span text:style-name="T32_38"><text:s/></text:span><text:span text:style-name="T32_39">consacrée</text:span><text:span text:style-name="T32_40"><text:s/></text:span><text:span text:style-name="T32_41">à</text:span><text:span text:style-name="T32_42"><text:s/></text:span><text:span text:style-name="T32_43">la</text:span><text:span text:style-name="T32_44"><text:s/></text:span><text:span text:style-name="T32_45">validation</text:span><text:span text:style-name="T32_46"><text:s/></text:span><text:span text:style-name="T32_47">définitive</text:span><text:span text:style-name="T32_48"><text:s/></text:span><text:span text:style-name="T32_49">du</text:span><text:span text:style-name="T32_50"><text:s/></text:span><text:span text:style-name="T32_51">document</text:span><text:span text:style-name="T32_52"><text:s/>(</text:span><text:span text:style-name="T32_53">définitions</text:span><text:span text:style-name="T32_54"><text:s/></text:span><text:span text:style-name="T32_55">de</text:span><text:span text:style-name="T32_56"><text:s/></text:span><text:span text:style-name="T32_57">certains</text:span><text:span text:style-name="T32_58"><text:s/></text:span><text:span text:style-name="T32_59">indicateurs</text:span><text:span text:style-name="T32_60"><text:s/></text:span><text:span text:style-name="T32_61">et</text:span><text:span text:style-name="T32_62"><text:s/></text:span><text:span text:style-name="T32_63">identification</text:span><text:span text:style-name="T32_64"><text:s/></text:span><text:span text:style-name="T32_65">des</text:span><text:span text:style-name="T32_66"><text:s/></text:span><text:span text:style-name="T32_67">problèmes</text:span><text:span text:style-name="T32_68">)<text:s/></text:span><text:span text:style-name="T32_69">et</text:span><text:span text:style-name="T32_70"><text:s/>½<text:s/></text:span><text:span text:style-name="T32_71">journée</text:span><text:span text:style-name="T32_72"><text:s/></text:span><text:span text:style-name="T32_73">consacrée</text:span><text:span text:style-name="T32_74"><text:s/></text:span><text:span text:style-name="T32_75">à</text:span><text:span text:style-name="T32_76"><text:s/></text:span><text:span text:style-name="T32_77">la</text:span><text:span text:style-name="T32_78"><text:s/></text:span><text:span text:style-name="T32_79">qualité</text:span><text:span text:style-name="T32_80"><text:s/></text:span><text:span text:style-name="T32_81">des</text:span><text:span text:style-name="T32_82"><text:s/></text:span><text:span text:style-name="T32_83">données</text:span><text:span text:style-name="T32_84"><text:s/>(</text:span><text:span text:style-name="T32_85">doc</text:span><text:span text:style-name="T32_86"><text:s/></text:span><text:span text:style-name="T32_87">état</text:span><text:span text:style-name="T32_88"><text:s/></text:span><text:span text:style-name="T32_89">des</text:span><text:span text:style-name="T32_90"><text:s/></text:span><text:span text:style-name="T32_91">lieux</text:span><text:span text:style-name="T32_92"><text:s/></text:span><text:span text:style-name="T32_93">à</text:span><text:span text:style-name="T32_94"><text:s/></text:span><text:span text:style-name="T32_95">remplir</text:span><text:span text:style-name="T32_96"><text:s/></text:span><text:span text:style-name="T32_97">au</text:span><text:span text:style-name="T32_98"><text:s/></text:span><text:span text:style-name="T32_99">préalable</text:span><text:span text:style-name="T32_100"><text:s/></text:span><text:span text:style-name="T32_101">par</text:span><text:span text:style-name="T32_102"><text:s/></text:span><text:span text:style-name="T32_103">chaque</text:span><text:span text:style-name="T32_104"><text:s/></text:span><text:span text:style-name="T32_105">région</text:span><text:span text:style-name="T32_106">)</text:span></text:p>
          </table:table-cell>
        </table:table-row>
      </table:table>
      <text:p text:style-name="P33"/>
      <text:p text:style-name="P34"/>
      <text:list text:style-name="LS3" xml:id="list2">
        <text:list-item>
          <text:p text:style-name="P35"><text:span text:style-name="T35_1">Faire</text:span><text:span text:style-name="T35_2"><text:s/></text:span><text:span text:style-name="T35_3">apparaître</text:span><text:span text:style-name="T35_4"><text:s/></text:span><text:span text:style-name="T35_5">dans</text:span><text:span text:style-name="T35_6"><text:s/></text:span><text:span text:style-name="T35_7">le</text:span><text:span text:style-name="T35_8"><text:s/></text:span><text:span text:style-name="T35_9">panorama</text:span><text:span text:style-name="T35_10"><text:s/></text:span><text:span text:style-name="T35_11">des</text:span><text:span text:style-name="T35_12"><text:s/></text:span><text:span text:style-name="T35_13">ORU</text:span><text:span text:style-name="T35_14"><text:s/></text:span><text:span text:style-name="T35_15">le</text:span><text:span text:style-name="T35_16"><text:s/></text:span><text:span text:style-name="T35_17">nom</text:span><text:span text:style-name="T35_18"><text:s/></text:span><text:span text:style-name="T35_19">des</text:span><text:span text:style-name="T35_20"><text:s/></text:span><text:span text:style-name="T35_21">professionnels</text:span><text:span text:style-name="T35_22"><text:s/></text:span><text:span text:style-name="T35_23">qui</text:span><text:span text:style-name="T35_24"><text:s/></text:span><text:span text:style-name="T35_25">ont</text:span><text:span text:style-name="T35_26"><text:s/></text:span><text:span text:style-name="T35_27">participé</text:span><text:span text:style-name="T35_28"><text:s/>(</text:span><text:span text:style-name="T35_29">extraction</text:span><text:span text:style-name="T35_30"><text:s/></text:span><text:span text:style-name="T35_31">des</text:span><text:span text:style-name="T35_32"><text:s/></text:span><text:span text:style-name="T35_33">données</text:span><text:span text:style-name="T35_34">,<text:s/></text:span><text:span text:style-name="T35_35">analyse</text:span><text:span text:style-name="T35_36"><text:s/></text:span><text:span text:style-name="T35_37">statistique</text:span><text:span text:style-name="T35_38">,<text:s/></text:span><text:span text:style-name="T35_39">rédaction</text:span><text:span text:style-name="T35_40">,<text:s/></text:span><text:span text:style-name="T35_41">mise</text:span><text:span text:style-name="T35_42"><text:s/></text:span><text:span text:style-name="T35_43">en</text:span><text:span text:style-name="T35_44"><text:s/></text:span><text:span text:style-name="T35_45">page</text:span><text:span text:style-name="T35_46">,<text:s/></text:span><text:span text:style-name="T35_47">etc</text:span><text:span text:style-name="T35_48">.).<text:s/></text:span><text:span text:style-name="T35_49">Déterminer</text:span><text:span text:style-name="T35_50"><text:s/></text:span><text:span text:style-name="T35_51">l</text:span><text:span text:style-name="T35_52">’</text:span><text:span text:style-name="T35_53">expression</text:span><text:span text:style-name="T35_54"><text:s/></text:span><text:span text:style-name="T35_55">qui</text:span><text:span text:style-name="T35_56"><text:s/></text:span><text:span text:style-name="T35_57">permettra</text:span><text:span text:style-name="T35_58"><text:s/></text:span><text:span text:style-name="T35_59">de</text:span><text:span text:style-name="T35_60"><text:s/></text:span><text:span text:style-name="T35_61">qualifier</text:span><text:span text:style-name="T35_62"><text:s/></text:span><text:span text:style-name="T35_63">les</text:span><text:span text:style-name="T35_64"><text:s/></text:span><text:span text:style-name="T35_65">personnes</text:span><text:span text:style-name="T35_66"><text:s/></text:span><text:span text:style-name="T35_67">qui</text:span><text:span text:style-name="T35_68"><text:s/></text:span><text:span text:style-name="T35_69">ont</text:span><text:span text:style-name="T35_70"><text:s/></text:span><text:span text:style-name="T35_71">travaillé</text:span><text:span text:style-name="T35_72"><text:s/></text:span><text:span text:style-name="T35_73">sur</text:span><text:span text:style-name="T35_74"><text:s/></text:span><text:span text:style-name="T35_75">l</text:span><text:span text:style-name="T35_76">’</text:span><text:span text:style-name="T35_77">aspect</text:span><text:span text:style-name="T35_78"><text:s/></text:span><text:span text:style-name="T35_79">technique</text:span><text:span text:style-name="T35_80">.<text:s/>(</text:span><text:span text:style-name="T35_81">comité</text:span><text:span text:style-name="T35_82"><text:s/></text:span><text:span text:style-name="T35_83">d</text:span><text:span text:style-name="T35_84">’</text:span><text:span text:style-name="T35_85">exploitation</text:span><text:span text:style-name="T35_86">?)</text:span></text:p>
        </text:list-item>
      </text:list>
      <text:p text:style-name="P36"/>
      <text:list text:style-name="LS3" xml:id="list3">
        <text:list-item>
          <text:p text:style-name="P37"><text:span text:style-name="T37_1">Diffuser</text:span><text:span text:style-name="T37_2"><text:s/></text:span><text:span text:style-name="T37_3">aux</text:span><text:span text:style-name="T37_4"><text:s/></text:span><text:span text:style-name="T37_5">groupe</text:span><text:span text:style-name="T37_6"><text:s/>“</text:span><text:span text:style-name="T37_7">technique</text:span><text:span text:style-name="T37_8">”<text:s/></text:span><text:span text:style-name="T37_9">le</text:span><text:span text:style-name="T37_10"><text:s/></text:span><text:span text:style-name="T37_11">document</text:span><text:span text:style-name="T37_12"><text:s/></text:span><text:span text:style-name="T37_13">d</text:span><text:span text:style-name="T37_14">’</text:span><text:span text:style-name="T37_15">état</text:span><text:span text:style-name="T37_16"><text:s/></text:span><text:span text:style-name="T37_17">des</text:span><text:span text:style-name="T37_18"><text:s/></text:span><text:span text:style-name="T37_19">lieux</text:span><text:span text:style-name="T37_20"><text:s/></text:span><text:span text:style-name="T37_21">sur</text:span><text:span text:style-name="T37_22"><text:s/></text:span><text:span text:style-name="T37_23">la</text:span><text:span text:style-name="T37_24"><text:s/></text:span><text:span text:style-name="T37_25">qualité</text:span><text:span text:style-name="T37_26"><text:s/></text:span><text:span text:style-name="T37_27">des</text:span><text:span text:style-name="T37_28"><text:s/></text:span><text:span text:style-name="T37_29">données</text:span><text:span text:style-name="T37_30"><text:s/>(</text:span><text:span text:style-name="T37_31">Elisabeth</text:span><text:span text:style-name="T37_32">).<text:s/></text:span><text:span text:style-name="T37_33">Caroline</text:span><text:span text:style-name="T37_34"><text:s/></text:span><text:span text:style-name="T37_35">regarde</text:span><text:span text:style-name="T37_36"><text:s/></text:span><text:span text:style-name="T37_37">pour</text:span><text:span text:style-name="T37_38"><text:s/></text:span><text:span text:style-name="T37_39">le</text:span><text:span text:style-name="T37_40"><text:s/></text:span><text:span text:style-name="T37_41">document</text:span><text:span text:style-name="T37_42"><text:s/></text:span><text:span text:style-name="T37_43">élaboré</text:span><text:span text:style-name="T37_44"><text:s/></text:span><text:span text:style-name="T37_45">en</text:span><text:span text:style-name="T37_46"><text:s/></text:span><text:span text:style-name="T37_47">PACA</text:span><text:span text:style-name="T37_48">.</text:span></text:p>
        </text:list-item>
      </text:list>
      <text:p text:style-name="P38"/>
      <text:p text:style-name="P39"/>
      <text:p text:style-name="P40"/>
      <text:p text:style-name="P41"><text:span text:style-name="T41_1">Travail</text:span><text:span text:style-name="T41_2"><text:s/></text:span><text:span text:style-name="T41_3">sur</text:span><text:span text:style-name="T41_4"><text:s/></text:span><text:span text:style-name="T41_5">les</text:span><text:span text:style-name="T41_6"><text:s/></text:span><text:span text:style-name="T41_7">document</text:span><text:span text:style-name="T41_8"><text:s/>“</text:span><text:span text:style-name="T41_9">Données</text:span><text:span text:style-name="T41_10"><text:s/></text:span><text:span text:style-name="T41_11">à</text:span><text:span text:style-name="T41_12"><text:s/></text:span><text:span text:style-name="T41_13">remplir</text:span><text:span text:style-name="T41_14">”<text:s/></text:span><text:span text:style-name="T41_15">du</text:span><text:span text:style-name="T41_16"><text:s/></text:span><text:span text:style-name="T41_17">panorama</text:span><text:span text:style-name="T41_18"><text:s/></text:span><text:span text:style-name="T41_19">inter</text:span><text:span text:style-name="T41_20">-</text:span><text:span text:style-name="T41_21">région</text:span><text:span text:style-name="T41_22">.</text:span></text:p>
      <text:p text:style-name="P42"/>
      <text:p text:style-name="P43"><text:span text:style-name="T43_1">Questions</text:span><text:span text:style-name="T43_2"><text:s/></text:span><text:span text:style-name="T43_3">posées</text:span><text:span text:style-name="T43_4"><text:s/>:<text:s/></text:span></text:p>
      <text:p text:style-name="P44"/>
      <text:list text:style-name="LS4" xml:id="list4">
        <text:list-item>
          <text:p text:style-name="P45"><text:span text:style-name="T45_1">Comptabilisation</text:span><text:span text:style-name="T45_2"><text:s/></text:span><text:span text:style-name="T45_3">des</text:span><text:span text:style-name="T45_4"><text:s/></text:span><text:span text:style-name="T45_5">modes</text:span><text:span text:style-name="T45_6"><text:s/></text:span><text:span text:style-name="T45_7">d</text:span><text:span text:style-name="T45_8">’</text:span><text:span text:style-name="T45_9">arrivée</text:span><text:span text:style-name="T45_10"><text:s/>“</text:span><text:span text:style-name="T45_11">SMUR</text:span><text:span text:style-name="T45_12">”<text:s/></text:span></text:p>
        </text:list-item>
      </text:list>
      <text:p text:style-name="P46"><text:span text:style-name="T46_1"><text:s/></text:span><text:span text:style-name="T46_2">La</text:span><text:span text:style-name="T46_3"><text:s/></text:span><text:span text:style-name="T46_4">question</text:span><text:span text:style-name="T46_5"><text:s/></text:span><text:span text:style-name="T46_6">a</text:span><text:span text:style-name="T46_7"><text:s/></text:span><text:span text:style-name="T46_8">été</text:span><text:span text:style-name="T46_9"><text:s/></text:span><text:span text:style-name="T46_10">posée</text:span><text:span text:style-name="T46_11"><text:s/></text:span><text:span text:style-name="T46_12">d</text:span><text:span text:style-name="T46_13">’</text:span><text:span text:style-name="T46_14">intégrer</text:span><text:span text:style-name="T46_15"><text:s/></text:span><text:span text:style-name="T46_16">ou</text:span><text:span text:style-name="T46_17"><text:s/></text:span><text:span text:style-name="T46_18">non</text:span><text:span text:style-name="T46_19"><text:s/></text:span><text:span text:style-name="T46_20">les</text:span><text:span text:style-name="T46_21"><text:s/></text:span><text:span text:style-name="T46_22">arrivées</text:span><text:span text:style-name="T46_23"><text:s/></text:span><text:span text:style-name="T46_24">en</text:span><text:span text:style-name="T46_25"><text:s/></text:span><text:span text:style-name="T46_26">hélicoptère</text:span><text:span text:style-name="T46_27"><text:s/></text:span><text:span text:style-name="T46_28">dans</text:span><text:span text:style-name="T46_29"><text:s/></text:span><text:span text:style-name="T46_30">les</text:span><text:span text:style-name="T46_31"><text:s/></text:span><text:span text:style-name="T46_32">modes</text:span><text:span text:style-name="T46_33"><text:s/></text:span><text:span text:style-name="T46_34">d</text:span><text:span text:style-name="T46_35">’</text:span><text:span text:style-name="T46_36">arrivée</text:span><text:span text:style-name="T46_37"><text:s/>“</text:span><text:span text:style-name="T46_38">SMUR</text:span><text:span text:style-name="T46_39">”.<text:s/></text:span><text:span text:style-name="T46_40">Certaines</text:span><text:span text:style-name="T46_41"><text:s/></text:span><text:span text:style-name="T46_42">régions</text:span><text:span text:style-name="T46_43"><text:s/></text:span><text:span text:style-name="T46_44">avaient</text:span><text:span text:style-name="T46_45"><text:s/></text:span><text:span text:style-name="T46_46">intégré</text:span><text:span text:style-name="T46_47"><text:s/></text:span><text:span text:style-name="T46_48">les</text:span><text:span text:style-name="T46_49"><text:s/></text:span><text:span text:style-name="T46_50">arrivées</text:span><text:span text:style-name="T46_51"><text:s/></text:span><text:span text:style-name="T46_52">en</text:span><text:span text:style-name="T46_53"><text:s/></text:span><text:span text:style-name="T46_54">hélicoptère</text:span><text:span text:style-name="T46_55"><text:s/>(</text:span><text:span text:style-name="T46_56">héliSMUR</text:span><text:span text:style-name="T46_57">,<text:s/></text:span><text:span text:style-name="T46_58">sécurité</text:span><text:span text:style-name="T46_59"><text:s/></text:span><text:span text:style-name="T46_60">civile</text:span><text:span text:style-name="T46_61">,<text:s/></text:span><text:span text:style-name="T46_62">etc</text:span><text:span text:style-name="T46_63">.)<text:s/></text:span><text:span text:style-name="T46_64">dans</text:span><text:span text:style-name="T46_65"><text:s/></text:span><text:span text:style-name="T46_66">les</text:span><text:span text:style-name="T46_67"><text:s/></text:span><text:span text:style-name="T46_68">arrivées</text:span><text:span text:style-name="T46_69"><text:s/>“</text:span><text:span text:style-name="T46_70">SMUR</text:span><text:span text:style-name="T46_71">”<text:s/></text:span><text:span text:style-name="T46_72">d</text:span><text:span text:style-name="T46_73">’</text:span><text:span text:style-name="T46_74">autres</text:span><text:span text:style-name="T46_75"><text:s/></text:span><text:span text:style-name="T46_76">non</text:span><text:span text:style-name="T46_77">.<text:s/></text:span></text:p>
      <text:p text:style-name="P47"><text:span text:style-name="T47_1">=&gt;<text:s/></text:span><text:span text:style-name="T47_2">Pour</text:span><text:span text:style-name="T47_3"><text:s/>2014,<text:s/></text:span><text:span text:style-name="T47_4">il</text:span><text:span text:style-name="T47_5"><text:s/></text:span><text:span text:style-name="T47_6">est</text:span><text:span text:style-name="T47_7"><text:s/></text:span><text:span text:style-name="T47_8">décidé</text:span><text:span text:style-name="T47_9"><text:s/></text:span><text:span text:style-name="T47_10">de</text:span><text:span text:style-name="T47_11"><text:s/></text:span><text:span text:style-name="T47_12">ne</text:span><text:span text:style-name="T47_13"><text:s/></text:span><text:span text:style-name="T47_14">pas</text:span><text:span text:style-name="T47_15"><text:s/></text:span><text:span text:style-name="T47_16">compter</text:span><text:span text:style-name="T47_17"><text:s/></text:span><text:span text:style-name="T47_18">dans</text:span><text:span text:style-name="T47_19"><text:s/></text:span><text:span text:style-name="T47_20">les</text:span><text:span text:style-name="T47_21"><text:s/></text:span><text:span text:style-name="T47_22">arrivées</text:span><text:span text:style-name="T47_23"><text:s/>“</text:span><text:span text:style-name="T47_24">SMUR</text:span><text:span text:style-name="T47_25">”<text:s/></text:span><text:span text:style-name="T47_26">des</text:span><text:span text:style-name="T47_27"><text:s/></text:span><text:span text:style-name="T47_28">arrivées</text:span><text:span text:style-name="T47_29"><text:s/></text:span><text:span text:style-name="T47_30">en</text:span><text:span text:style-name="T47_31"><text:s/>“</text:span><text:span text:style-name="T47_32">hélicoptère</text:span><text:span text:style-name="T47_33">”.<text:s/></text:span><text:span text:style-name="T47_34">La</text:span><text:span text:style-name="T47_35"><text:s/></text:span><text:span text:style-name="T47_36">définition</text:span><text:span text:style-name="T47_37"><text:s/></text:span><text:span text:style-name="T47_38">dans</text:span><text:span text:style-name="T47_39"><text:s/></text:span><text:span text:style-name="T47_40">le</text:span><text:span text:style-name="T47_41"><text:s/></text:span><text:span text:style-name="T47_42">document</text:span><text:span text:style-name="T47_43"><text:s/></text:span><text:span text:style-name="T47_44">doit</text:span><text:span text:style-name="T47_45"><text:s/></text:span><text:span text:style-name="T47_46">être</text:span><text:span text:style-name="T47_47"><text:s/></text:span><text:span text:style-name="T47_48">précisée</text:span><text:span text:style-name="T47_49"><text:s/>:<text:s/></text:span><text:span text:style-name="T47_50">nombre</text:span><text:span text:style-name="T47_51"><text:s/></text:span><text:span text:style-name="T47_52">de</text:span><text:span text:style-name="T47_53"><text:s/></text:span><text:span text:style-name="T47_54">SMUR</text:span><text:span text:style-name="T47_55"><text:s/></text:span><text:span text:style-name="T47_56">hors</text:span><text:span text:style-name="T47_57"><text:s/></text:span><text:span text:style-name="T47_58">héliportés</text:span><text:span text:style-name="T47_59">.</text:span></text:p>
      <text:p text:style-name="P48"><text:span text:style-name="T48_1">L</text:span><text:span text:style-name="T48_2">’</text:span><text:span text:style-name="T48_3">indicateur</text:span><text:span text:style-name="T48_4"><text:s/>“</text:span><text:span text:style-name="T48_5">hélicoptère</text:span><text:span text:style-name="T48_6">”<text:s/></text:span><text:span text:style-name="T48_7">présente</text:span><text:span text:style-name="T48_8"><text:s/></text:span><text:span text:style-name="T48_9">un</text:span><text:span text:style-name="T48_10"><text:s/></text:span><text:span text:style-name="T48_11">intérêt</text:span><text:span text:style-name="T48_12"><text:s/></text:span><text:span text:style-name="T48_13">malgré</text:span><text:span text:style-name="T48_14"><text:s/></text:span><text:span text:style-name="T48_15">son</text:span><text:span text:style-name="T48_16"><text:s/></text:span><text:span text:style-name="T48_17">faible</text:span><text:span text:style-name="T48_18"><text:s/></text:span><text:span text:style-name="T48_19">volume</text:span><text:span text:style-name="T48_20">.<text:s/></text:span><text:span text:style-name="T48_21">Pour</text:span><text:span text:style-name="T48_22"><text:s/></text:span><text:span text:style-name="T48_23">les</text:span><text:span text:style-name="T48_24"><text:s/></text:span><text:span text:style-name="T48_25">prochains</text:span><text:span text:style-name="T48_26"><text:s/></text:span><text:span text:style-name="T48_27">rapports</text:span><text:span text:style-name="T48_28">,<text:s/></text:span><text:span text:style-name="T48_29">il</text:span><text:span text:style-name="T48_30"><text:s/></text:span><text:span text:style-name="T48_31">sera</text:span><text:span text:style-name="T48_32"><text:s/></text:span><text:span text:style-name="T48_33">nécessaire</text:span><text:span text:style-name="T48_34"><text:s/></text:span><text:span text:style-name="T48_35">de</text:span><text:span text:style-name="T48_36"><text:s/></text:span><text:span text:style-name="T48_37">réaliser</text:span><text:span text:style-name="T48_38"><text:s/></text:span><text:span text:style-name="T48_39">un</text:span><text:span text:style-name="T48_40"><text:s/></text:span><text:span text:style-name="T48_41">contrôle</text:span><text:span text:style-name="T48_42"><text:s/></text:span><text:span text:style-name="T48_43">qualité</text:span><text:span text:style-name="T48_44"><text:s/></text:span><text:span text:style-name="T48_45">sur</text:span><text:span text:style-name="T48_46"><text:s/></text:span><text:span text:style-name="T48_47">le</text:span><text:span text:style-name="T48_48"><text:s/></text:span><text:span text:style-name="T48_49">critère</text:span><text:span text:style-name="T48_50"><text:s/>“</text:span><text:span text:style-name="T48_51">hélicoptère</text:span><text:span text:style-name="T48_52">”<text:s/></text:span><text:span text:style-name="T48_53">dans</text:span><text:span text:style-name="T48_54"><text:s/></text:span><text:span text:style-name="T48_55">les</text:span><text:span text:style-name="T48_56"><text:s/></text:span><text:span text:style-name="T48_57">régions</text:span><text:span text:style-name="T48_58">,<text:s/></text:span><text:span text:style-name="T48_59">les</text:span><text:span text:style-name="T48_60"><text:s/></text:span><text:span text:style-name="T48_61">échanges</text:span><text:span text:style-name="T48_62"><text:s/></text:span><text:span text:style-name="T48_63">sur</text:span><text:span text:style-name="T48_64"><text:s/></text:span><text:span text:style-name="T48_65">le</text:span><text:span text:style-name="T48_66"><text:s/></text:span><text:span text:style-name="T48_67">sujet</text:span><text:span text:style-name="T48_68"><text:s/></text:span><text:span text:style-name="T48_69">font</text:span><text:span text:style-name="T48_70"><text:s/></text:span><text:span text:style-name="T48_71">pressentir</text:span><text:span text:style-name="T48_72"><text:s/></text:span><text:span text:style-name="T48_73">une</text:span><text:span text:style-name="T48_74"><text:s/></text:span><text:span text:style-name="T48_75">fiabilité</text:span><text:span text:style-name="T48_76"><text:s/></text:span><text:span text:style-name="T48_77">limitée</text:span><text:span text:style-name="T48_78">.</text:span></text:p>
      <text:p text:style-name="P49"/>
      <text:list text:style-name="LS4" xml:id="list5">
        <text:list-item>
          <text:p text:style-name="P50"><text:span text:style-name="T50_1">Comptabilisation</text:span><text:span text:style-name="T50_2"><text:s/></text:span><text:span text:style-name="T50_3">de</text:span><text:span text:style-name="T50_4"><text:s/></text:span><text:span text:style-name="T50_5">l</text:span><text:span text:style-name="T50_6">’</text:span><text:span text:style-name="T50_7">activité</text:span><text:span text:style-name="T50_8"><text:s/></text:span><text:span text:style-name="T50_9">des</text:span><text:span text:style-name="T50_10"><text:s/></text:span><text:span text:style-name="T50_11">antennes</text:span><text:span text:style-name="T50_12"><text:s/></text:span><text:span text:style-name="T50_13">SMUR</text:span></text:p>
        </text:list-item>
      </text:list>
      <text:p text:style-name="P51"><text:span text:style-name="T51_1">Question</text:span><text:span text:style-name="T51_2"><text:s/></text:span><text:span text:style-name="T51_3">soulevée</text:span><text:span text:style-name="T51_4"><text:s/>:<text:s/></text:span><text:span text:style-name="T51_5">dans</text:span><text:span text:style-name="T51_6"><text:s/></text:span><text:span text:style-name="T51_7">la</text:span><text:span text:style-name="T51_8"><text:s/></text:span><text:span text:style-name="T51_9">partie</text:span><text:span text:style-name="T51_10"><text:s/></text:span><text:span text:style-name="T51_11">chiffres</text:span><text:span text:style-name="T51_12"><text:s/></text:span><text:span text:style-name="T51_13">clés</text:span><text:span text:style-name="T51_14"><text:s/></text:span><text:span text:style-name="T51_15">par</text:span><text:span text:style-name="T51_16"><text:s/></text:span><text:span text:style-name="T51_17">type</text:span><text:span text:style-name="T51_18"><text:s/></text:span><text:span text:style-name="T51_19">d</text:span><text:span text:style-name="T51_20">’</text:span><text:span text:style-name="T51_21">établissement</text:span><text:span text:style-name="T51_22">,<text:s/></text:span><text:span text:style-name="T51_23">dans</text:span><text:span text:style-name="T51_24"><text:s/></text:span><text:span text:style-name="T51_25">quel</text:span><text:span text:style-name="T51_26"><text:s/></text:span><text:span text:style-name="T51_27">onglet</text:span><text:span text:style-name="T51_28"><text:s/></text:span><text:span text:style-name="T51_29">l</text:span><text:span text:style-name="T51_30">’</text:span><text:span text:style-name="T51_31">activité</text:span><text:span text:style-name="T51_32"><text:s/></text:span><text:span text:style-name="T51_33">des</text:span><text:span text:style-name="T51_34"><text:s/></text:span><text:span text:style-name="T51_35">antennes</text:span><text:span text:style-name="T51_36"><text:s/></text:span><text:span text:style-name="T51_37">SMUR</text:span><text:span text:style-name="T51_38"><text:s/></text:span><text:span text:style-name="T51_39">doit</text:span><text:span text:style-name="T51_40">-</text:span><text:span text:style-name="T51_41">elle</text:span><text:span text:style-name="T51_42"><text:s/></text:span><text:span text:style-name="T51_43">être</text:span><text:span text:style-name="T51_44"><text:s/></text:span><text:span text:style-name="T51_45">intégrée</text:span><text:span text:style-name="T51_46">?</text:span></text:p>
      <text:p text:style-name="P52"><text:span text:style-name="T52_1">Toutes</text:span><text:span text:style-name="T52_2"><text:s/></text:span><text:span text:style-name="T52_3">les</text:span><text:span text:style-name="T52_4"><text:s/></text:span><text:span text:style-name="T52_5">régions</text:span><text:span text:style-name="T52_6"><text:s/></text:span><text:span text:style-name="T52_7">ont</text:span><text:span text:style-name="T52_8"><text:s/></text:span><text:span text:style-name="T52_9">intégré</text:span><text:span text:style-name="T52_10"><text:s/></text:span><text:span text:style-name="T52_11">cette</text:span><text:span text:style-name="T52_12"><text:s/></text:span><text:span text:style-name="T52_13">activité</text:span><text:span text:style-name="T52_14"><text:s/></text:span><text:span text:style-name="T52_15">dans</text:span><text:span text:style-name="T52_16"><text:s/></text:span><text:span text:style-name="T52_17">l</text:span><text:span text:style-name="T52_18">’</text:span><text:span text:style-name="T52_19">onglet</text:span><text:span text:style-name="T52_20"><text:s/>“</text:span><text:span text:style-name="T52_21">siège</text:span><text:span text:style-name="T52_22"><text:s/></text:span><text:span text:style-name="T52_23">de</text:span><text:span text:style-name="T52_24"><text:s/></text:span><text:span text:style-name="T52_25">SMUR</text:span><text:span text:style-name="T52_26">”.<text:s/></text:span><text:span text:style-name="T52_27">Il</text:span><text:span text:style-name="T52_28"><text:s/></text:span><text:span text:style-name="T52_29">est</text:span><text:span text:style-name="T52_30"><text:s/></text:span><text:span text:style-name="T52_31">décidé</text:span><text:span text:style-name="T52_32"><text:s/></text:span><text:span text:style-name="T52_33">de</text:span><text:span text:style-name="T52_34"><text:s/></text:span><text:span text:style-name="T52_35">renommer</text:span><text:span text:style-name="T52_36"><text:s/></text:span><text:span text:style-name="T52_37">les</text:span><text:span text:style-name="T52_38"><text:s/></text:span><text:span text:style-name="T52_39">onglets</text:span><text:span text:style-name="T52_40"><text:s/></text:span><text:span text:style-name="T52_41">pour</text:span><text:span text:style-name="T52_42"><text:s/></text:span><text:span text:style-name="T52_43">plus</text:span><text:span text:style-name="T52_44"><text:s/></text:span><text:span text:style-name="T52_45">de</text:span><text:span text:style-name="T52_46"><text:s/></text:span><text:span text:style-name="T52_47">clarté</text:span><text:span text:style-name="T52_48"><text:s/>:<text:s/></text:span></text:p>
      <text:list text:style-name="LS5" xml:id="list6">
        <text:list-item>
          <text:p text:style-name="P53"><text:span text:style-name="T53_1">C</text:span><text:span text:style-name="T53_2"><office:annotation><dc:creator/><text:p text:style-name="P54"><text:span text:style-name="T54_1">Plus</text:span><text:span text:style-name="T54_2"><text:s/></text:span><text:span text:style-name="T54_3">j</text:span><text:span text:style-name="T54_4">'</text:span><text:span text:style-name="T54_5">y</text:span><text:span text:style-name="T54_6"><text:s/></text:span><text:span text:style-name="T54_7">réfléchis</text:span><text:span text:style-name="T54_8">,<text:s/></text:span><text:span text:style-name="T54_9">et</text:span><text:span text:style-name="T54_10"><text:s/></text:span><text:span text:style-name="T54_11">plus</text:span><text:span text:style-name="T54_12"><text:s/></text:span><text:span text:style-name="T54_13">je</text:span><text:span text:style-name="T54_14"><text:s/></text:span><text:span text:style-name="T54_15">pense</text:span><text:span text:style-name="T54_16"><text:s/></text:span><text:span text:style-name="T54_17">que</text:span><text:span text:style-name="T54_18"><text:s/></text:span><text:span text:style-name="T54_19">l</text:span><text:span text:style-name="T54_20">'</text:span><text:span text:style-name="T54_21">activité</text:span><text:span text:style-name="T54_22"><text:s/></text:span><text:span text:style-name="T54_23">des</text:span><text:span text:style-name="T54_24"><text:s/></text:span><text:span text:style-name="T54_25">antennes</text:span><text:span text:style-name="T54_26"><text:s/></text:span><text:span text:style-name="T54_27">SMUR</text:span><text:span text:style-name="T54_28"><text:s/></text:span><text:span text:style-name="T54_29">ne</text:span><text:span text:style-name="T54_30"><text:s/></text:span><text:span text:style-name="T54_31">devrait</text:span><text:span text:style-name="T54_32"><text:s/></text:span><text:span text:style-name="T54_33">pas</text:span><text:span text:style-name="T54_34"><text:s/></text:span><text:span text:style-name="T54_35">être</text:span><text:span text:style-name="T54_36"><text:s/></text:span><text:span text:style-name="T54_37">intégrée</text:span><text:span text:style-name="T54_38"><text:s/></text:span><text:span text:style-name="T54_39">dans</text:span><text:span text:style-name="T54_40"><text:s/></text:span><text:span text:style-name="T54_41">les</text:span><text:span text:style-name="T54_42"><text:s/></text:span><text:span text:style-name="T54_43">données</text:span><text:span text:style-name="T54_44"><text:s/></text:span><text:span text:style-name="T54_45">du</text:span><text:span text:style-name="T54_46"><text:s/></text:span><text:span text:style-name="T54_47">panorama</text:span><text:span text:style-name="T54_48"><text:s/></text:span><text:span text:style-name="T54_49">inter</text:span><text:span text:style-name="T54_50">-</text:span><text:span text:style-name="T54_51">région</text:span><text:span text:style-name="T54_52">.<text:s/></text:span><text:span text:style-name="T54_53">a</text:span><text:span text:style-name="T54_54"><text:s/></text:span><text:span text:style-name="T54_55">débattre</text:span><text:span text:style-name="T54_56"><text:s/></text:span><text:span text:style-name="T54_57">pour</text:span><text:span text:style-name="T54_58"><text:s/>2015?!</text:span></text:p></office:annotation></text:span><text:span text:style-name="T54_59"><office:annotation><dc:creator/><text:p text:style-name="P55"><text:span text:style-name="T55_1">Ne</text:span><text:span text:style-name="T55_2"><text:s/></text:span><text:span text:style-name="T55_3">faut</text:span><text:span text:style-name="T55_4"><text:s/></text:span><text:span text:style-name="T55_5">il</text:span><text:span text:style-name="T55_6"><text:s/></text:span><text:span text:style-name="T55_7">pas</text:span><text:span text:style-name="T55_8"><text:s/></text:span><text:span text:style-name="T55_9">préciser</text:span><text:span text:style-name="T55_10"><text:s/>:<text:s/></text:span><text:span text:style-name="T55_11">activité</text:span><text:span text:style-name="T55_12"><text:s/></text:span><text:span text:style-name="T55_13">des</text:span><text:span text:style-name="T55_14"><text:s/></text:span><text:span text:style-name="T55_15">antennes</text:span><text:span text:style-name="T55_16"><text:s/></text:span><text:span text:style-name="T55_17">SMUR</text:span><text:span text:style-name="T55_18"><text:s/></text:span><text:span text:style-name="T55_19">intégrée</text:span><text:span text:style-name="T55_20"><text:s/>(</text:span><text:span text:style-name="T55_21">selon</text:span><text:span text:style-name="T55_22"><text:s/></text:span><text:span text:style-name="T55_23">les</text:span><text:span text:style-name="T55_24"><text:s/></text:span><text:span text:style-name="T55_25">établissements</text:span><text:span text:style-name="T55_26">?)</text:span></text:p><text:p text:style-name="P56"><text:span text:style-name="T56_1">?</text:span></text:p></office:annotation></text:span><text:span text:style-name="T56_2"><office:annotation><dc:creator/><text:p text:style-name="P57"><text:span text:style-name="T57_1">Il</text:span><text:span text:style-name="T57_2"><text:s/></text:span><text:span text:style-name="T57_3">faudrait</text:span><text:span text:style-name="T57_4"><text:s/></text:span><text:span text:style-name="T57_5">le</text:span><text:span text:style-name="T57_6"><text:s/></text:span><text:span text:style-name="T57_7">quantifier</text:span><text:span text:style-name="T57_8"><text:s/></text:span><text:span text:style-name="T57_9">pour</text:span><text:span text:style-name="T57_10"><text:s/></text:span><text:span text:style-name="T57_11">savoir</text:span><text:span text:style-name="T57_12"><text:s/></text:span><text:span text:style-name="T57_13">si</text:span><text:span text:style-name="T57_14"><text:s/></text:span><text:span text:style-name="T57_15">cette</text:span><text:span text:style-name="T57_16"><text:s/></text:span><text:span text:style-name="T57_17">activité</text:span><text:span text:style-name="T57_18"><text:s/></text:span><text:span text:style-name="T57_19">est</text:span><text:span text:style-name="T57_20"><text:s/></text:span><text:span text:style-name="T57_21">importante</text:span><text:span text:style-name="T57_22"><text:s/></text:span><text:span text:style-name="T57_23">ou</text:span><text:span text:style-name="T57_24"><text:s/></text:span><text:span text:style-name="T57_25">si</text:span><text:span text:style-name="T57_26"><text:s/></text:span><text:span text:style-name="T57_27">l</text:span><text:span text:style-name="T57_28">'</text:span><text:span text:style-name="T57_29">on</text:span><text:span text:style-name="T57_30"><text:s/></text:span><text:span text:style-name="T57_31">parle</text:span><text:span text:style-name="T57_32"><text:s/></text:span><text:span text:style-name="T57_33">d</text:span><text:span text:style-name="T57_34">'</text:span><text:span text:style-name="T57_35">un</text:span><text:span text:style-name="T57_36"><text:s/></text:span><text:span text:style-name="T57_37">faible</text:span><text:span text:style-name="T57_38"><text:s/></text:span><text:span text:style-name="T57_39">volume</text:span><text:span text:style-name="T57_40"><text:s/></text:span><text:span text:style-name="T57_41">de</text:span><text:span text:style-name="T57_42"><text:s/></text:span><text:span text:style-name="T57_43">passages</text:span><text:span text:style-name="T57_44">...</text:span></text:p></office:annotation></text:span><text:span text:style-name="T57_45"><office:annotation><dc:creator/><text:p text:style-name="P58"><text:span text:style-name="T58_1">Mais</text:span><text:span text:style-name="T58_2"><text:s/></text:span><text:span text:style-name="T58_3">je</text:span><text:span text:style-name="T58_4"><text:s/></text:span><text:span text:style-name="T58_5">suis</text:span><text:span text:style-name="T58_6"><text:s/></text:span><text:span text:style-name="T58_7">d</text:span><text:span text:style-name="T58_8">'</text:span><text:span text:style-name="T58_9">accord</text:span><text:span text:style-name="T58_10"><text:s/></text:span><text:span text:style-name="T58_11">pour</text:span><text:span text:style-name="T58_12"><text:s/></text:span><text:span text:style-name="T58_13">que</text:span><text:span text:style-name="T58_14"><text:s/></text:span><text:span text:style-name="T58_15">nous</text:span><text:span text:style-name="T58_16"><text:s/></text:span><text:span text:style-name="T58_17">en</text:span><text:span text:style-name="T58_18"><text:s/></text:span><text:span text:style-name="T58_19">rediscutions</text:span><text:span text:style-name="T58_20"><text:s/></text:span><text:span text:style-name="T58_21">le</text:span><text:span text:style-name="T58_22"><text:s/>8<text:s/></text:span><text:span text:style-name="T58_23">octobre</text:span><text:span text:style-name="T58_24"><text:s/></text:span><text:span text:style-name="T58_25">avant</text:span><text:span text:style-name="T58_26"><text:s/></text:span><text:span text:style-name="T58_27">notre</text:span><text:span text:style-name="T58_28"><text:s/></text:span><text:span text:style-name="T58_29">travail</text:span><text:span text:style-name="T58_30"><text:s/></text:span><text:span text:style-name="T58_31">sur</text:span><text:span text:style-name="T58_32"><text:s/></text:span><text:span text:style-name="T58_33">la</text:span><text:span text:style-name="T58_34"><text:s/></text:span><text:span text:style-name="T58_35">qualité</text:span><text:span text:style-name="T58_36">.</text:span></text:p></office:annotation></text:span><text:span text:style-name="T58_37">hiffres</text:span><text:span text:style-name="T58_38"><text:s/></text:span><text:span text:style-name="T58_39">clés</text:span><text:span text:style-name="T58_40"><text:s/></text:span><text:span text:style-name="T58_41">des</text:span><text:span text:style-name="T58_42"><text:s/></text:span><text:span text:style-name="T58_43">services</text:span><text:span text:style-name="T58_44"><text:s/></text:span><text:span text:style-name="T58_45">d</text:span><text:span text:style-name="T58_46">’</text:span><text:span text:style-name="T58_47">accueil</text:span><text:span text:style-name="T58_48"><text:s/></text:span><text:span text:style-name="T58_49">des</text:span><text:span text:style-name="T58_50"><text:s/></text:span><text:span text:style-name="T58_51">urgences</text:span><text:span text:style-name="T58_52"><text:s/></text:span><text:span text:style-name="T58_53">situés</text:span><text:span text:style-name="T58_54"><text:s/></text:span><text:span text:style-name="T58_55">dans</text:span><text:span text:style-name="T58_56"><text:s/></text:span><text:span text:style-name="T58_57">un</text:span><text:span text:style-name="T58_58"><text:s/></text:span><text:span text:style-name="T58_59">établissement</text:span><text:span text:style-name="T58_60"><text:s/></text:span><text:span text:style-name="T58_61">siège</text:span><text:span text:style-name="T58_62"><text:s/></text:span><text:span text:style-name="T58_63">de</text:span><text:span text:style-name="T58_64"><text:s/></text:span><text:span text:style-name="T58_65">SMUR</text:span><text:span text:style-name="T58_66"><text:s/></text:span><text:span text:style-name="T58_67">ou</text:span><text:span text:style-name="T58_68"><text:s/></text:span><text:span text:style-name="T58_69">disposant</text:span><text:span text:style-name="T58_70"><text:s/></text:span><text:span text:style-name="T58_71">d</text:span><text:span text:style-name="T58_72">’</text:span><text:span text:style-name="T58_73">une</text:span><text:span text:style-name="T58_74"><text:s/></text:span><text:span text:style-name="T58_75">antenne</text:span><text:span text:style-name="T58_76"><text:s/></text:span><text:span text:style-name="T58_77">SMUR</text:span><text:span text:style-name="T58_78">.</text:span></text:p>
        </text:list-item>
        <text:list-item>
          <text:p text:style-name="P59"><text:span text:style-name="T59_1">Chiffres</text:span><text:span text:style-name="T59_2"><text:s/></text:span><text:span text:style-name="T59_3">clés</text:span><text:span text:style-name="T59_4"><text:s/></text:span><text:span text:style-name="T59_5">des</text:span><text:span text:style-name="T59_6"><text:s/></text:span><text:span text:style-name="T59_7">services</text:span><text:span text:style-name="T59_8"><text:s/></text:span><text:span text:style-name="T59_9">d</text:span><text:span text:style-name="T59_10">’</text:span><text:span text:style-name="T59_11">accueil</text:span><text:span text:style-name="T59_12"><text:s/></text:span><text:span text:style-name="T59_13">des</text:span><text:span text:style-name="T59_14"><text:s/></text:span><text:span text:style-name="T59_15">urgences</text:span><text:span text:style-name="T59_16"><text:s/></text:span><text:span text:style-name="T59_17">situés</text:span><text:span text:style-name="T59_18"><text:s/></text:span><text:span text:style-name="T59_19">dans</text:span><text:span text:style-name="T59_20"><text:s/></text:span><text:span text:style-name="T59_21">un</text:span><text:span text:style-name="T59_22"><text:s/></text:span><text:span text:style-name="T59_23">établissement</text:span><text:span text:style-name="T59_24"><text:s/></text:span><text:span text:style-name="T59_25">siège</text:span><text:span text:style-name="T59_26"><text:s/></text:span><text:span text:style-name="T59_27">de</text:span><text:span text:style-name="T59_28"><text:s/></text:span><text:span text:style-name="T59_29">SAMU</text:span></text:p>
        </text:list-item>
        <text:list-item>
          <text:p text:style-name="P60"><text:span text:style-name="T60_1">Autres</text:span><text:span text:style-name="T60_2"><text:s/></text:span><text:span text:style-name="T60_3">SU</text:span><text:span text:style-name="T60_4"><text:s/>(</text:span><text:span text:style-name="T60_5">hors</text:span><text:span text:style-name="T60_6"><text:s/></text:span><text:span text:style-name="T60_7">CHU</text:span><text:span text:style-name="T60_8">,<text:s/></text:span><text:span text:style-name="T60_9">siège</text:span><text:span text:style-name="T60_10"><text:s/></text:span><text:span text:style-name="T60_11">de</text:span><text:span text:style-name="T60_12"><text:s/></text:span><text:span text:style-name="T60_13">SAMU</text:span><text:span text:style-name="T60_14"><text:s/></text:span><text:span text:style-name="T60_15">et</text:span><text:span text:style-name="T60_16"><text:s/></text:span><text:span text:style-name="T60_17">siège</text:span><text:span text:style-name="T60_18"><text:s/></text:span><text:span text:style-name="T60_19">de</text:span><text:span text:style-name="T60_20"><text:s/></text:span><text:span text:style-name="T60_21">SMUR</text:span><text:span text:style-name="T60_22"><text:s/></text:span><text:span text:style-name="T60_23">et</text:span><text:span text:style-name="T60_24"><text:s/></text:span><text:span text:style-name="T60_25">hors</text:span><text:span text:style-name="T60_26"><text:s/></text:span><text:span text:style-name="T60_27">antenne</text:span><text:span text:style-name="T60_28"><text:s/></text:span><text:span text:style-name="T60_29">SMUR</text:span><text:span text:style-name="T60_30">).</text:span></text:p>
        </text:list-item>
      </text:list>
      <text:p text:style-name="P61"/>
      <text:list text:style-name="LS4" xml:id="list9">
        <text:list-item>
          <text:p text:style-name="P62"><text:span text:style-name="T62_1">Onglets</text:span><text:span text:style-name="T62_2"><text:s/></text:span><text:span text:style-name="T62_3">par</text:span><text:span text:style-name="T62_4"><text:s/></text:span><text:span text:style-name="T62_5">type</text:span><text:span text:style-name="T62_6"><text:s/></text:span><text:span text:style-name="T62_7">d</text:span><text:span text:style-name="T62_8">’</text:span><text:span text:style-name="T62_9">établissement</text:span><text:span text:style-name="T62_10"><text:s/></text:span></text:p>
        </text:list-item>
      </text:list>
      <text:list text:style-name="LS6" xml:id="list10">
        <text:list-item>
          <text:p text:style-name="P63"><text:span text:style-name="T63_1">Est</text:span><text:span text:style-name="T63_2"><text:s/></text:span><text:span text:style-name="T63_3">ce</text:span><text:span text:style-name="T63_4"><text:s/></text:span><text:span text:style-name="T63_5">que</text:span><text:span text:style-name="T63_6"><text:s/></text:span><text:span text:style-name="T63_7">l</text:span><text:span text:style-name="T63_8">’</text:span><text:span text:style-name="T63_9">on</text:span><text:span text:style-name="T63_10"><text:s/></text:span><text:span text:style-name="T63_11">inclut</text:span><text:span text:style-name="T63_12"><text:s/></text:span><text:span text:style-name="T63_13">les</text:span><text:span text:style-name="T63_14"><text:s/></text:span><text:span text:style-name="T63_15">établissements</text:span><text:span text:style-name="T63_16"><text:s/></text:span><text:span text:style-name="T63_17">qui</text:span><text:span text:style-name="T63_18"><text:s/></text:span><text:span text:style-name="T63_19">ont</text:span><text:span text:style-name="T63_20"><text:s/></text:span><text:span text:style-name="T63_21">commencé</text:span><text:span text:style-name="T63_22"><text:s/></text:span><text:span text:style-name="T63_23">à</text:span><text:span text:style-name="T63_24"><text:s/></text:span><text:span text:style-name="T63_25">transmettre</text:span><text:span text:style-name="T63_26"><text:s/></text:span><text:span text:style-name="T63_27">les</text:span><text:span text:style-name="T63_28"><text:s/></text:span><text:span text:style-name="T63_29">RPU</text:span><text:span text:style-name="T63_30"><text:s/></text:span><text:span text:style-name="T63_31">en</text:span><text:span text:style-name="T63_32"><text:s/></text:span><text:span text:style-name="T63_33">cours</text:span><text:span text:style-name="T63_34"><text:s/></text:span><text:span text:style-name="T63_35">d</text:span><text:span text:style-name="T63_36">’</text:span><text:span text:style-name="T63_37">année</text:span><text:span text:style-name="T63_38"><text:s/>2014?<text:s/>=&gt;<text:s/></text:span><text:span text:style-name="T63_39">oui</text:span></text:p>
        </text:list-item>
        <text:list-item>
          <text:p text:style-name="P64"><text:span text:style-name="T64_1">Distinction</text:span><text:span text:style-name="T64_2"><text:s/></text:span><text:span text:style-name="T64_3">entre</text:span><text:span text:style-name="T64_4"><text:s/></text:span><text:span text:style-name="T64_5">le</text:span><text:span text:style-name="T64_6"><text:s/></text:span><text:span text:style-name="T64_7">nombre</text:span><text:span text:style-name="T64_8"><text:s/></text:span><text:span text:style-name="T64_9">de</text:span><text:span text:style-name="T64_10"><text:s/></text:span><text:span text:style-name="T64_11">SU</text:span><text:span text:style-name="T64_12"><text:s/></text:span><text:span text:style-name="T64_13">autorisés</text:span><text:span text:style-name="T64_14"><text:s/>(</text:span><text:span text:style-name="T64_15">ligne</text:span><text:span text:style-name="T64_16"><text:s/>4<text:s/></text:span><text:span text:style-name="T64_17">de</text:span><text:span text:style-name="T64_18"><text:s/></text:span><text:span text:style-name="T64_19">chaque</text:span><text:span text:style-name="T64_20"><text:s/></text:span><text:span text:style-name="T64_21">onglet</text:span><text:span text:style-name="T64_22">)<text:s/></text:span><text:span text:style-name="T64_23">et</text:span><text:span text:style-name="T64_24"><text:s/></text:span><text:span text:style-name="T64_25">le</text:span><text:span text:style-name="T64_26"><text:s/></text:span><text:span text:style-name="T64_27">nombre</text:span><text:span text:style-name="T64_28"><text:s/></text:span><text:span text:style-name="T64_29">de</text:span><text:span text:style-name="T64_30"><text:s/></text:span><text:span text:style-name="T64_31">SU</text:span><text:span text:style-name="T64_32"><text:s/></text:span><text:span text:style-name="T64_33">qui</text:span><text:span text:style-name="T64_34"><text:s/></text:span><text:span text:style-name="T64_35">ont</text:span><text:span text:style-name="T64_36"><text:s/></text:span><text:span text:style-name="T64_37">transmis</text:span><text:span text:style-name="T64_38"><text:s/></text:span><text:span text:style-name="T64_39">des</text:span><text:span text:style-name="T64_40"><text:s/></text:span><text:span text:style-name="T64_41">RPU</text:span><text:span text:style-name="T64_42"><text:s/></text:span><text:span text:style-name="T64_43">au</text:span><text:span text:style-name="T64_44"><text:s/></text:span><text:span text:style-name="T64_45">cours</text:span><text:span text:style-name="T64_46"><text:s/></text:span><text:span text:style-name="T64_47">de</text:span><text:span text:style-name="T64_48"><text:s/></text:span><text:span text:style-name="T64_49">l</text:span><text:span text:style-name="T64_50">’</text:span><text:span text:style-name="T64_51">année</text:span><text:span text:style-name="T64_52"><text:s/></text:span><text:span text:style-name="T64_53">en</text:span><text:span text:style-name="T64_54"><text:s/>2014<text:s/>(</text:span><text:span text:style-name="T64_55">ligne</text:span><text:span text:style-name="T64_56"><text:s/></text:span><text:span text:style-name="T64_57">ajoutée</text:span><text:span text:style-name="T64_58"><text:s/></text:span><text:span text:style-name="T64_59">à</text:span><text:span text:style-name="T64_60"><text:s/></text:span><text:span text:style-name="T64_61">compléter</text:span><text:span text:style-name="T64_62"><text:s/></text:span><text:span text:style-name="T64_63">ligne</text:span><text:span text:style-name="T64_64"><text:s/>10</text:span><text:span text:style-name="T64_65">).</text:span></text:p>
        </text:list-item>
      </text:list>
      <text:p text:style-name="P65"><text:span text:style-name="T65_1"><text:s/></text:span><text:span text:style-name="T65_2">Rappel</text:span><text:span text:style-name="T65_3"><text:s/></text:span><text:span text:style-name="T65_4">à</text:span><text:span text:style-name="T65_5"><text:s/></text:span><text:span text:style-name="T65_6">toutes</text:span><text:span text:style-name="T65_7"><text:s/></text:span><text:span text:style-name="T65_8">les</text:span><text:span text:style-name="T65_9"><text:s/></text:span><text:span text:style-name="T65_10">personnes</text:span><text:span text:style-name="T65_11"><text:s/></text:span><text:span text:style-name="T65_12">qui</text:span><text:span text:style-name="T65_13"><text:s/></text:span><text:span text:style-name="T65_14">remplissent</text:span><text:span text:style-name="T65_15"><text:s/></text:span><text:span text:style-name="T65_16">pour</text:span><text:span text:style-name="T65_17"><text:s/></text:span><text:span text:style-name="T65_18">chaque</text:span><text:span text:style-name="T65_19"><text:s/></text:span><text:span text:style-name="T65_20">onglet</text:span><text:span text:style-name="T65_21"><text:s/></text:span><text:span text:style-name="T65_22">par</text:span><text:span text:style-name="T65_23"><text:s/></text:span><text:span text:style-name="T65_24">type</text:span><text:span text:style-name="T65_25"><text:s/></text:span><text:span text:style-name="T65_26">de</text:span><text:span text:style-name="T65_27"><text:s/></text:span><text:span text:style-name="T65_28">structure</text:span><text:span text:style-name="T65_29"><text:s/>:<text:s/></text:span></text:p>
      <text:list text:style-name="LS7" xml:id="list12">
        <text:list-item>
          <text:p text:style-name="P66"><text:span text:style-name="T66_1">ligne</text:span><text:span text:style-name="T66_2"><text:s/>4<text:s/>:<text:s/></text:span><text:span text:style-name="T66_3">nombre</text:span><text:span text:style-name="T66_4"><text:s/></text:span><text:span text:style-name="T66_5">global</text:span><text:span text:style-name="T66_6"><text:s/></text:span><text:span text:style-name="T66_7">de</text:span><text:span text:style-name="T66_8"><text:s/></text:span><text:span text:style-name="T66_9">SU</text:span><text:span text:style-name="T66_10"><text:s/></text:span><text:span text:style-name="T66_11">autorisés</text:span><text:span text:style-name="T66_12"><text:s/></text:span><text:span text:style-name="T66_13">du</text:span><text:span text:style-name="T66_14"><text:s/></text:span><text:span text:style-name="T66_15">type</text:span><text:span text:style-name="T66_16"><text:s/></text:span><text:span text:style-name="T66_17">concerné</text:span><text:span text:style-name="T66_18"><text:s/></text:span><text:span text:style-name="T66_19">qu</text:span><text:span text:style-name="T66_20">’</text:span><text:span text:style-name="T66_21">ils</text:span><text:span text:style-name="T66_22"><text:s/></text:span><text:span text:style-name="T66_23">transmettent</text:span><text:span text:style-name="T66_24"><text:s/></text:span><text:span text:style-name="T66_25">ou</text:span><text:span text:style-name="T66_26"><text:s/></text:span><text:span text:style-name="T66_27">non</text:span><text:span text:style-name="T66_28"><text:s/></text:span><text:span text:style-name="T66_29">des</text:span><text:span text:style-name="T66_30"><text:s/></text:span><text:span text:style-name="T66_31">RPU</text:span><text:span text:style-name="T66_32">.</text:span></text:p>
        </text:list-item>
        <text:list-item>
          <text:p text:style-name="P67"><text:span text:style-name="T67_1">ligne</text:span><text:span text:style-name="T67_2"><text:s/>10<text:s/>:<text:s/></text:span><text:span text:style-name="T67_3">nombre</text:span><text:span text:style-name="T67_4"><text:s/></text:span><text:span text:style-name="T67_5">de</text:span><text:span text:style-name="T67_6"><text:s/></text:span><text:span text:style-name="T67_7">SU</text:span><text:span text:style-name="T67_8"><text:s/></text:span><text:span text:style-name="T67_9">autorisés</text:span><text:span text:style-name="T67_10"><text:s/></text:span><text:span text:style-name="T67_11">du</text:span><text:span text:style-name="T67_12"><text:s/></text:span><text:span text:style-name="T67_13">type</text:span><text:span text:style-name="T67_14"><text:s/></text:span><text:span text:style-name="T67_15">concerné</text:span><text:span text:style-name="T67_16"><text:s/></text:span><text:span text:style-name="T67_17">qui</text:span><text:span text:style-name="T67_18"><text:s/></text:span><text:span text:style-name="T67_19">ont</text:span><text:span text:style-name="T67_20"><text:s/></text:span><text:span text:style-name="T67_21">transmis</text:span><text:span text:style-name="T67_22"><text:s/></text:span><text:span text:style-name="T67_23">des</text:span><text:span text:style-name="T67_24"><text:s/></text:span><text:span text:style-name="T67_25">RPU</text:span><text:span text:style-name="T67_26"><text:s/></text:span><text:span text:style-name="T67_27">au</text:span><text:span text:style-name="T67_28"><text:s/></text:span><text:span text:style-name="T67_29">cours</text:span><text:span text:style-name="T67_30"><text:s/></text:span><text:span text:style-name="T67_31">de</text:span><text:span text:style-name="T67_32"><text:s/></text:span><text:span text:style-name="T67_33">l</text:span><text:span text:style-name="T67_34">’</text:span><text:span text:style-name="T67_35">année</text:span><text:span text:style-name="T67_36">.</text:span></text:p>
        </text:list-item>
      </text:list>
      <text:p text:style-name="P68"/>
      <text:p text:style-name="P69"/>
      <text:list text:style-name="LS4" xml:id="list14">
        <text:list-item>
          <text:p text:style-name="P70"><text:span text:style-name="T70_1">Démarche</text:span><text:span text:style-name="T70_2"><text:s/></text:span><text:span text:style-name="T70_3">qualité</text:span><text:span text:style-name="T70_4"><text:s/>(</text:span><text:span text:style-name="T70_5">à</text:span><text:span text:style-name="T70_6"><text:s/></text:span><text:span text:style-name="T70_7">aborder</text:span><text:span text:style-name="T70_8"><text:s/></text:span><text:span text:style-name="T70_9">le</text:span><text:span text:style-name="T70_10"><text:s/>08/10)</text:span></text:p>
          <text:list>
            <text:list-item>
              <text:p text:style-name="P71"><text:span text:style-name="T71_1">Parler</text:span><text:span text:style-name="T71_2"><text:s/></text:span><text:span text:style-name="T71_3">des</text:span><text:span text:style-name="T71_4"><text:s/></text:span><text:span text:style-name="T71_5">âges</text:span><text:span text:style-name="T71_6">,<text:s/></text:span><text:span text:style-name="T71_7">en</text:span><text:span text:style-name="T71_8"><text:s/></text:span><text:span text:style-name="T71_9">particulier</text:span><text:span text:style-name="T71_10"><text:s/></text:span><text:span text:style-name="T71_11">des</text:span><text:span text:style-name="T71_12"><text:s/></text:span><text:span text:style-name="T71_13">moins</text:span><text:span text:style-name="T71_14"><text:s/></text:span><text:span text:style-name="T71_15">de</text:span><text:span text:style-name="T71_16"><text:s/>18<text:s/></text:span><text:span text:style-name="T71_17">ans</text:span><text:span text:style-name="T71_18"><text:s/></text:span><text:span text:style-name="T71_19">et</text:span><text:span text:style-name="T71_20"><text:s/></text:span><text:span text:style-name="T71_21">des</text:span><text:span text:style-name="T71_22"><text:s/></text:span><text:span text:style-name="T71_23">plus</text:span><text:span text:style-name="T71_24"><text:s/></text:span><text:span text:style-name="T71_25">de</text:span><text:span text:style-name="T71_26"><text:s/>120<text:s/></text:span><text:span text:style-name="T71_27">ans</text:span><text:span text:style-name="T71_28">,<text:s/></text:span><text:span text:style-name="T71_29">homogénéiser</text:span><text:span text:style-name="T71_30"><text:s/></text:span><text:span text:style-name="T71_31">nos</text:span><text:span text:style-name="T71_32"><text:s/></text:span><text:span text:style-name="T71_33">calculs</text:span><text:span text:style-name="T71_34"><text:s/></text:span><text:span text:style-name="T71_35">de</text:span><text:span text:style-name="T71_36"><text:s/></text:span><text:span text:style-name="T71_37">moyenne</text:span><text:span text:style-name="T71_38"><text:s/></text:span><text:span text:style-name="T71_39">d</text:span><text:span text:style-name="T71_40">’</text:span><text:span text:style-name="T71_41">âge</text:span><text:span text:style-name="T71_42"><text:s/>(</text:span><text:span text:style-name="T71_43">sur</text:span><text:span text:style-name="T71_44"><text:s/></text:span><text:span text:style-name="T71_45">l</text:span><text:span text:style-name="T71_46">’</text:span><text:span text:style-name="T71_47">âge</text:span><text:span text:style-name="T71_48"><text:s/></text:span><text:span text:style-name="T71_49">en</text:span><text:span text:style-name="T71_50"><text:s/></text:span><text:span text:style-name="T71_51">arrondi</text:span><text:span text:style-name="T71_52"><text:s/></text:span><text:span text:style-name="T71_53">ou</text:span><text:span text:style-name="T71_54"><text:s/></text:span><text:span text:style-name="T71_55">en</text:span><text:span text:style-name="T71_56"><text:s/></text:span><text:span text:style-name="T71_57">continu</text:span><text:span text:style-name="T71_58"><text:s/>?...)</text:span></text:p>
            </text:list-item>
            <text:list-item>
              <text:p text:style-name="P72"><text:span text:style-name="T72_1">Question</text:span><text:span text:style-name="T72_2"><text:s/></text:span><text:span text:style-name="T72_3">des</text:span><text:span text:style-name="T72_4"><text:s/></text:span><text:span text:style-name="T72_5">doublons</text:span><text:span text:style-name="T72_6"><text:s/>:<text:s/></text:span><text:span text:style-name="T72_7">règles</text:span><text:span text:style-name="T72_8"><text:s/></text:span><text:span text:style-name="T72_9">définies</text:span><text:span text:style-name="T72_10"><text:s/></text:span><text:span text:style-name="T72_11">par</text:span><text:span text:style-name="T72_12"><text:s/></text:span><text:span text:style-name="T72_13">le</text:span><text:span text:style-name="T72_14"><text:s/></text:span><text:span text:style-name="T72_15">groupe</text:span><text:span text:style-name="T72_16"><text:s/></text:span><text:span text:style-name="T72_17">de</text:span><text:span text:style-name="T72_18"><text:s/></text:span><text:span text:style-name="T72_19">travail</text:span><text:span text:style-name="T72_20"><text:s/></text:span><text:span text:style-name="T72_21">N</text:span><text:span text:style-name="T72_22">°<text:s/>1<text:s/>-<text:s/></text:span><text:span text:style-name="T72_23">A</text:span><text:span text:style-name="T72_24"><text:s/></text:span><text:span text:style-name="T72_25">préciser</text:span><text:span text:style-name="T72_26"><text:s/></text:span><text:span text:style-name="T72_27">pour</text:span><text:span text:style-name="T72_28"><text:s/></text:span><text:span text:style-name="T72_29">la</text:span><text:span text:style-name="T72_30"><text:s/></text:span><text:span text:style-name="T72_31">Franche</text:span><text:span text:style-name="T72_32"><text:s/></text:span><text:span text:style-name="T72_33">Comté</text:span><text:span text:style-name="T72_34"><text:s/></text:span><text:span text:style-name="T72_35">dans</text:span><text:span text:style-name="T72_36"><text:s/></text:span><text:span text:style-name="T72_37">l</text:span><text:span text:style-name="T72_38">’</text:span><text:span text:style-name="T72_39">onglet</text:span><text:span text:style-name="T72_40"><text:s/></text:span><text:span text:style-name="T72_41">grands</text:span><text:span text:style-name="T72_42"><text:s/></text:span><text:span text:style-name="T72_43">résultats</text:span></text:p>
            </text:list-item>
            <text:list-item>
              <text:p text:style-name="P73"><text:span text:style-name="T73_1">Où</text:span><text:span text:style-name="T73_2"><text:s/></text:span><text:span text:style-name="T73_3">mettre</text:span><text:span text:style-name="T73_4"><text:s/></text:span><text:span text:style-name="T73_5">les</text:span><text:span text:style-name="T73_6"><text:s/></text:span><text:span text:style-name="T73_7">antennes</text:span><text:span text:style-name="T73_8"><text:s/></text:span><text:span text:style-name="T73_9">SMUR</text:span><text:span text:style-name="T73_10"><text:s/>?<text:s/>(</text:span><text:span text:style-name="T73_11">dans</text:span><text:span text:style-name="T73_12"><text:s/></text:span><text:span text:style-name="T73_13">le</text:span><text:span text:style-name="T73_14"><text:s/></text:span><text:span text:style-name="T73_15">choix</text:span><text:span text:style-name="T73_16"><text:s/></text:span><text:span text:style-name="T73_17">des</text:span><text:span text:style-name="T73_18"><text:s/></text:span><text:span text:style-name="T73_19">onglets</text:span><text:span text:style-name="T73_20"><text:s/></text:span><text:span text:style-name="T73_21">type</text:span><text:span text:style-name="T73_22"><text:s/></text:span><text:span text:style-name="T73_23">d</text:span><text:span text:style-name="T73_24">’</text:span><text:span text:style-name="T73_25">établissement</text:span><text:span text:style-name="T73_26"><text:s/></text:span><text:span text:style-name="T73_27">CC</text:span><text:span text:style-name="T73_28"><text:s/></text:span><text:span text:style-name="T73_29">siege</text:span><text:span text:style-name="T73_30"><text:s/></text:span><text:span text:style-name="T73_31">SMUR</text:span><text:span text:style-name="T73_32"><text:s/></text:span><text:span text:style-name="T73_33">ou</text:span><text:span text:style-name="T73_34"><text:s/></text:span><text:span text:style-name="T73_35">CC</text:span><text:span text:style-name="T73_36"><text:s/></text:span><text:span text:style-name="T73_37">SU</text:span><text:span text:style-name="T73_38"><text:s/>“</text:span><text:span text:style-name="T73_39">simple</text:span><text:span text:style-name="T73_40">”)</text:span></text:p>
            </text:list-item>
          </text:list>
        </text:list-item>
      </text:list>
      <text:p text:style-name="P74"/>
      <text:p text:style-name="P75"/>
      <text:list text:style-name="LS4" xml:id="list18">
        <text:list-item>
          <text:p text:style-name="P76"><text:span text:style-name="T76_1">Gestion</text:span><text:span text:style-name="T76_2"><text:s/></text:span><text:span text:style-name="T76_3">des</text:span><text:span text:style-name="T76_4"><text:s/></text:span><text:span text:style-name="T76_5">commentaires</text:span><text:span text:style-name="T76_6"><text:s/></text:span><text:span text:style-name="T76_7">restrictifs</text:span><text:span text:style-name="T76_8"><text:s/></text:span><text:span text:style-name="T76_9">quelque</text:span><text:span text:style-name="T76_10"><text:s/></text:span><text:span text:style-name="T76_11">soit</text:span><text:span text:style-name="T76_12"><text:s/></text:span><text:span text:style-name="T76_13">l</text:span><text:span text:style-name="T76_14">’</text:span><text:span text:style-name="T76_15">onglet</text:span></text:p>
          <text:list>
            <text:list-item>
              <text:p text:style-name="P77"><text:span text:style-name="T77_1"><text:s/></text:span><text:span text:style-name="T77_2">dans</text:span><text:span text:style-name="T77_3"><text:s/></text:span><text:span text:style-name="T77_4">le</text:span><text:span text:style-name="T77_5"><text:s/></text:span><text:span text:style-name="T77_6">document</text:span><text:span text:style-name="T77_7"><text:s/></text:span><text:span text:style-name="T77_8">final</text:span><text:span text:style-name="T77_9"><text:s/>:<text:s/></text:span></text:p>
              <text:list>
                <text:list-item>
                  <text:p text:style-name="P78"><text:span text:style-name="T78_1">*<text:s/></text:span><text:span text:style-name="T78_2">associé</text:span><text:span text:style-name="T78_3"><text:s/></text:span><text:span text:style-name="T78_4">à</text:span><text:span text:style-name="T78_5"><text:s/></text:span><text:span text:style-name="T78_6">un</text:span><text:span text:style-name="T78_7"><text:s/></text:span><text:span text:style-name="T78_8">ou</text:span><text:span text:style-name="T78_9"><text:s/></text:span><text:span text:style-name="T78_10">plusieurs</text:span><text:span text:style-name="T78_11"><text:s/></text:span><text:span text:style-name="T78_12">chiffres</text:span><text:span text:style-name="T78_13"><text:s/></text:span><text:span text:style-name="T78_14">du</text:span><text:span text:style-name="T78_15"><text:s/></text:span><text:span text:style-name="T78_16">tableau</text:span><text:span text:style-name="T78_17">.<text:s/></text:span></text:p>
                </text:list-item>
              </text:list>
            </text:list-item>
          </text:list>
        </text:list-item>
      </text:list>
      <text:p text:style-name="P79"><text:span text:style-name="T79_1">ou</text:span></text:p>
      <text:list text:style-name="LS4" xml:id="list21">
        <text:list-item>
          <text:list>
            <text:list-item>
              <text:list>
                <text:list-item>
                  <text:p text:style-name="P80"><text:span text:style-name="T80_1"><text:s/></text:span><text:span text:style-name="T80_2">encart</text:span><text:span text:style-name="T80_3"><text:s/></text:span><text:span text:style-name="T80_4">ou</text:span><text:span text:style-name="T80_5"><text:s/></text:span><text:span text:style-name="T80_6">page</text:span><text:span text:style-name="T80_7"><text:s/></text:span><text:span text:style-name="T80_8">dédiée</text:span><text:span text:style-name="T80_9"><text:s/>?<text:s/>(</text:span><text:span text:style-name="T80_10">si</text:span><text:span text:style-name="T80_11"><text:s/></text:span><text:span text:style-name="T80_12">volume</text:span><text:span text:style-name="T80_13"><text:s/></text:span><text:span text:style-name="T80_14">plus</text:span><text:span text:style-name="T80_15"><text:s/></text:span><text:span text:style-name="T80_16">important</text:span><text:span text:style-name="T80_17">,<text:s/></text:span><text:span text:style-name="T80_18">commentaires</text:span><text:span text:style-name="T80_19"><text:s/></text:span><text:span text:style-name="T80_20">une</text:span><text:span text:style-name="T80_21"><text:s/></text:span><text:span text:style-name="T80_22">fois</text:span><text:span text:style-name="T80_23"><text:s/></text:span><text:span text:style-name="T80_24">pour</text:span><text:span text:style-name="T80_25"><text:s/></text:span><text:span text:style-name="T80_26">toute</text:span><text:span text:style-name="T80_27">,<text:s/></text:span><text:span text:style-name="T80_28">éviter</text:span><text:span text:style-name="T80_29"><text:s/></text:span><text:span text:style-name="T80_30">répétition</text:span><text:span text:style-name="T80_31"><text:s/></text:span><text:span text:style-name="T80_32">à</text:span><text:span text:style-name="T80_33"><text:s/></text:span><text:span text:style-name="T80_34">chaque</text:span><text:span text:style-name="T80_35"><text:s/></text:span><text:span text:style-name="T80_36">tableau</text:span><text:span text:style-name="T80_37">,...)</text:span></text:p>
                </text:list-item>
              </text:list>
            </text:list-item>
            <text:list-item>
              <text:p text:style-name="P81"><text:span text:style-name="T81_1">Vérification</text:span><text:span text:style-name="T81_2"><text:s/></text:span><text:span text:style-name="T81_3">nécessaire</text:span><text:span text:style-name="T81_4">,<text:s/></text:span><text:span text:style-name="T81_5">dans</text:span><text:span text:style-name="T81_6"><text:s/></text:span><text:span text:style-name="T81_7">le</text:span><text:span text:style-name="T81_8"><text:s/></text:span><text:span text:style-name="T81_9">document</text:span><text:span text:style-name="T81_10"><text:s/></text:span><text:span text:style-name="T81_11">final</text:span><text:span text:style-name="T81_12">,<text:s/></text:span><text:span text:style-name="T81_13">par</text:span><text:span text:style-name="T81_14"><text:s/></text:span><text:span text:style-name="T81_15">chaque</text:span><text:span text:style-name="T81_16"><text:s/></text:span><text:span text:style-name="T81_17">région</text:span><text:span text:style-name="T81_18">,<text:s/></text:span><text:span text:style-name="T81_19">afin</text:span><text:span text:style-name="T81_20"><text:s/></text:span><text:span text:style-name="T81_21">de</text:span><text:span text:style-name="T81_22"><text:s/></text:span><text:span text:style-name="T81_23">s</text:span><text:span text:style-name="T81_24">’</text:span><text:span text:style-name="T81_25">assurer</text:span><text:span text:style-name="T81_26"><text:s/></text:span><text:span text:style-name="T81_27">que</text:span><text:span text:style-name="T81_28"><text:s/></text:span><text:span text:style-name="T81_29">les</text:span><text:span text:style-name="T81_30"><text:s/></text:span><text:span text:style-name="T81_31">restrictions</text:span><text:span text:style-name="T81_32"><text:s/></text:span><text:span text:style-name="T81_33">ont</text:span><text:span text:style-name="T81_34"><text:s/></text:span><text:span text:style-name="T81_35">été</text:span><text:span text:style-name="T81_36"><text:s/></text:span><text:span text:style-name="T81_37">prises</text:span><text:span text:style-name="T81_38"><text:s/></text:span><text:span text:style-name="T81_39">en</text:span><text:span text:style-name="T81_40"><text:s/></text:span><text:span text:style-name="T81_41">compte</text:span><text:span text:style-name="T81_42"><text:s/></text:span><text:span text:style-name="T81_43">et</text:span><text:span text:style-name="T81_44"><text:s/></text:span><text:span text:style-name="T81_45">sont</text:span><text:span text:style-name="T81_46"><text:s/></text:span><text:span text:style-name="T81_47">clairement</text:span><text:span text:style-name="T81_48"><text:s/></text:span><text:span text:style-name="T81_49">transcrites</text:span><text:span text:style-name="T81_50">.</text:span></text:p>
            </text:list-item>
          </text:list>
        </text:list-item>
      </text:list>
      <text:p text:style-name="P82"/>
      <text:list text:style-name="LS4" xml:id="list23">
        <text:list-item>
          <text:p text:style-name="P83"><text:span text:style-name="T83_1">Onglet</text:span><text:span text:style-name="T83_2"><text:s/></text:span><text:span text:style-name="T83_3">Grands</text:span><text:span text:style-name="T83_4"><text:s/></text:span><text:span text:style-name="T83_5">résultats</text:span><text:span text:style-name="T83_6"><text:s/></text:span></text:p>
          <text:list>
            <text:list-item>
              <text:p text:style-name="P84"><text:span text:style-name="T84_1">préciser</text:span><text:span text:style-name="T84_2"><text:s/></text:span><text:span text:style-name="T84_3">la</text:span><text:span text:style-name="T84_4"><text:s/></text:span><text:span text:style-name="T84_5">présence</text:span><text:span text:style-name="T84_6"><text:s/></text:span><text:span text:style-name="T84_7">importante</text:span><text:span text:style-name="T84_8"><text:s/></text:span><text:span text:style-name="T84_9">de</text:span><text:span text:style-name="T84_10"><text:s/></text:span><text:span text:style-name="T84_11">doublons</text:span><text:span text:style-name="T84_12"><text:s/></text:span><text:span text:style-name="T84_13">pour</text:span><text:span text:style-name="T84_14"><text:s/></text:span><text:span text:style-name="T84_15">Franche</text:span><text:span text:style-name="T84_16"><text:s/></text:span><text:span text:style-name="T84_17">Comté</text:span><text:span text:style-name="T84_18"><text:s/></text:span><text:span text:style-name="T84_19">en</text:span><text:span text:style-name="T84_20"><text:s/></text:span><text:span text:style-name="T84_21">commentaire</text:span><text:span text:style-name="T84_22"><text:s/></text:span><text:span text:style-name="T84_23">ou</text:span><text:span text:style-name="T84_24"><text:s/></text:span><text:span text:style-name="T84_25">ne</text:span><text:span text:style-name="T84_26"><text:s/></text:span><text:span text:style-name="T84_27">pas</text:span><text:span text:style-name="T84_28"><text:s/></text:span><text:span text:style-name="T84_29">compter</text:span><text:span text:style-name="T84_30"><text:s/></text:span><text:span text:style-name="T84_31">les</text:span><text:span text:style-name="T84_32"><text:s/></text:span><text:span text:style-name="T84_33">doublons</text:span><text:span text:style-name="T84_34"><text:s/>(</text:span><text:span text:style-name="T84_35">la</text:span><text:span text:style-name="T84_36"><text:s/></text:span><text:span text:style-name="T84_37">gestion</text:span><text:span text:style-name="T84_38"><text:s/></text:span><text:span text:style-name="T84_39">des</text:span><text:span text:style-name="T84_40"><text:s/></text:span><text:span text:style-name="T84_41">doublons</text:span><text:span text:style-name="T84_42"><text:s/></text:span><text:span text:style-name="T84_43">en</text:span><text:span text:style-name="T84_44"><text:s/></text:span><text:span text:style-name="T84_45">FC</text:span><text:span text:style-name="T84_46"><text:s/></text:span><text:span text:style-name="T84_47">est</text:span><text:span text:style-name="T84_48"><text:s/></text:span><text:span text:style-name="T84_49">différente</text:span><text:span text:style-name="T84_50"><text:s/></text:span><text:span text:style-name="T84_51">de</text:span><text:span text:style-name="T84_52"><text:s/></text:span><text:span text:style-name="T84_53">l</text:span><text:span text:style-name="T84_54">’</text:span><text:span text:style-name="T84_55">ensemble</text:span><text:span text:style-name="T84_56"><text:s/></text:span><text:span text:style-name="T84_57">des</text:span><text:span text:style-name="T84_58"><text:s/></text:span><text:span text:style-name="T84_59">autres</text:span><text:span text:style-name="T84_60"><text:s/></text:span><text:span text:style-name="T84_61">régions</text:span><text:span text:style-name="T84_62">→<text:s/></text:span><text:span text:style-name="T84_63">biais</text:span><text:span text:style-name="T84_64">?)</text:span></text:p>
            </text:list-item>
            <text:list-item>
              <text:p text:style-name="P85"><text:span text:style-name="T85_1">Réflexion</text:span><text:span text:style-name="T85_2"><text:s/></text:span><text:span text:style-name="T85_3">pour</text:span><text:span text:style-name="T85_4"><text:s/></text:span><text:span text:style-name="T85_5">mettre</text:span><text:span text:style-name="T85_6"><text:s/></text:span><text:span text:style-name="T85_7">en</text:span><text:span text:style-name="T85_8"><text:s/></text:span><text:span text:style-name="T85_9">évidence</text:span><text:span text:style-name="T85_10"><text:s/></text:span><text:span text:style-name="T85_11">que</text:span><text:span text:style-name="T85_12"><text:s/></text:span><text:span text:style-name="T85_13">les</text:span><text:span text:style-name="T85_14"><text:s/></text:span><text:span text:style-name="T85_15">données</text:span><text:span text:style-name="T85_16"><text:s/></text:span><text:span text:style-name="T85_17">de</text:span><text:span text:style-name="T85_18"><text:s/></text:span><text:span text:style-name="T85_19">la</text:span><text:span text:style-name="T85_20"><text:s/></text:span><text:span text:style-name="T85_21">ligne</text:span><text:span text:style-name="T85_22"><text:s/>12<text:s/></text:span><text:span text:style-name="T85_23">représentent</text:span><text:span text:style-name="T85_24"><text:s/></text:span><text:span text:style-name="T85_25">ou</text:span><text:span text:style-name="T85_26"><text:s/></text:span><text:span text:style-name="T85_27">non</text:span><text:span text:style-name="T85_28"><text:s/></text:span><text:span text:style-name="T85_29">l</text:span><text:span text:style-name="T85_30">’</text:span><text:span text:style-name="T85_31">ensemble</text:span><text:span text:style-name="T85_32"><text:s/></text:span><text:span text:style-name="T85_33">des</text:span><text:span text:style-name="T85_34"><text:s/></text:span><text:span text:style-name="T85_35">passages</text:span><text:span text:style-name="T85_36"><text:s/></text:span><text:span text:style-name="T85_37">de</text:span><text:span text:style-name="T85_38"><text:s/></text:span><text:span text:style-name="T85_39">la</text:span><text:span text:style-name="T85_40"><text:s/></text:span><text:span text:style-name="T85_41">région</text:span><text:span text:style-name="T85_42"><text:s/>:<text:s/></text:span><text:span text:style-name="T85_43">dans</text:span><text:span text:style-name="T85_44"><text:s/></text:span><text:span text:style-name="T85_45">un</text:span><text:span text:style-name="T85_46"><text:s/></text:span><text:span text:style-name="T85_47">soucis</text:span><text:span text:style-name="T85_48"><text:s/></text:span><text:span text:style-name="T85_49">de</text:span><text:span text:style-name="T85_50"><text:s/></text:span><text:span text:style-name="T85_51">transparence</text:span><text:span text:style-name="T85_52">,<text:s/></text:span><text:span text:style-name="T85_53">le</text:span><text:span text:style-name="T85_54"><text:s/></text:span><text:span text:style-name="T85_55">lecteur</text:span><text:span text:style-name="T85_56"><text:s/></text:span><text:span text:style-name="T85_57">doit</text:span><text:span text:style-name="T85_58"><text:s/></text:span><text:span text:style-name="T85_59">pouvoir</text:span><text:span text:style-name="T85_60"><text:s/></text:span><text:span text:style-name="T85_61">être</text:span><text:span text:style-name="T85_62"><text:s/></text:span><text:span text:style-name="T85_63">informé</text:span><text:span text:style-name="T85_64"><text:s/></text:span><text:span text:style-name="T85_65">si</text:span><text:span text:style-name="T85_66"><text:s/></text:span><text:span text:style-name="T85_67">le</text:span><text:span text:style-name="T85_68"><text:s/></text:span><text:span text:style-name="T85_69">chiffre</text:span><text:span text:style-name="T85_70"><text:s/></text:span><text:span text:style-name="T85_71">ne</text:span><text:span text:style-name="T85_72"><text:s/></text:span><text:span text:style-name="T85_73">reflète</text:span><text:span text:style-name="T85_74"><text:s/></text:span><text:span text:style-name="T85_75">pas</text:span><text:span text:style-name="T85_76"><text:s/></text:span><text:span text:style-name="T85_77">une</text:span><text:span text:style-name="T85_78"><text:s/></text:span><text:span text:style-name="T85_79">réalité</text:span><text:span text:style-name="T85_80"><text:s/></text:span><text:span text:style-name="T85_81">pour</text:span><text:span text:style-name="T85_82"><text:s/></text:span><text:span text:style-name="T85_83">des</text:span><text:span text:style-name="T85_84"><text:s/></text:span><text:span text:style-name="T85_85">problèmes</text:span><text:span text:style-name="T85_86"><text:s/></text:span><text:span text:style-name="T85_87">d</text:span><text:span text:style-name="T85_88">’</text:span><text:span text:style-name="T85_89">exhaustivité</text:span><text:span text:style-name="T85_90">.</text:span></text:p>
            </text:list-item>
          </text:list>
        </text:list-item>
      </text:list>
      <text:p text:style-name="P86"/>
      <text:list text:style-name="LS8" xml:id="list26">
        <text:list-item>
          <text:p text:style-name="P87"><text:span text:style-name="T87_1">Onglet</text:span><text:span text:style-name="T87_2"><text:s/></text:span><text:span text:style-name="T87_3">Offre</text:span><text:span text:style-name="T87_4"><text:s/></text:span><text:span text:style-name="T87_5">de</text:span><text:span text:style-name="T87_6"><text:s/></text:span><text:span text:style-name="T87_7">soins</text:span></text:p>
          <text:list>
            <text:list-item>
              <text:p text:style-name="P88"><text:span text:style-name="T88_1">Faire</text:span><text:span text:style-name="T88_2"><text:s/></text:span><text:span text:style-name="T88_3">préciser</text:span><text:span text:style-name="T88_4"><text:s/></text:span><text:span text:style-name="T88_5">par</text:span><text:span text:style-name="T88_6"><text:s/></text:span><text:span text:style-name="T88_7">la</text:span><text:span text:style-name="T88_8"><text:s/></text:span><text:span text:style-name="T88_9">Bretagne</text:span><text:span text:style-name="T88_10"><text:s/>:<text:s/></text:span><text:span text:style-name="T88_11">antenne</text:span><text:span text:style-name="T88_12"><text:s/></text:span><text:span text:style-name="T88_13">saisonnière</text:span><text:span text:style-name="T88_14"><text:s/></text:span><text:span text:style-name="T88_15">comptabilisée</text:span><text:span text:style-name="T88_16"><text:s/></text:span><text:span text:style-name="T88_17">parmi</text:span><text:span text:style-name="T88_18"><text:s/></text:span><text:span text:style-name="T88_19">les</text:span><text:span text:style-name="T88_20"><text:s/></text:span><text:span text:style-name="T88_21">SU</text:span><text:span text:style-name="T88_22"><text:s/></text:span><text:span text:style-name="T88_23">géographiques</text:span><text:span text:style-name="T88_24"><text:s/>:<text:s/></text:span><text:span text:style-name="T88_25">est</text:span><text:span text:style-name="T88_26"><text:s/></text:span><text:span text:style-name="T88_27">ce</text:span><text:span text:style-name="T88_28"><text:s/></text:span><text:span text:style-name="T88_29">un</text:span><text:span text:style-name="T88_30"><text:s/></text:span><text:span text:style-name="T88_31">service</text:span><text:span text:style-name="T88_32"><text:s/></text:span><text:span text:style-name="T88_33">d</text:span><text:span text:style-name="T88_34">’</text:span><text:span text:style-name="T88_35">urgence</text:span><text:span text:style-name="T88_36"><text:s/></text:span><text:span text:style-name="T88_37">saisonnier</text:span><text:span text:style-name="T88_38">?<text:s/></text:span><text:span text:style-name="T88_39">ou</text:span><text:span text:style-name="T88_40"><text:s/></text:span><text:span text:style-name="T88_41">une</text:span><text:span text:style-name="T88_42"><text:s/></text:span><text:span text:style-name="T88_43">antenne</text:span><text:span text:style-name="T88_44"><text:s/></text:span><text:span text:style-name="T88_45">SMUR</text:span><text:span text:style-name="T88_46"><text:s/>(</text:span><text:span text:style-name="T88_47">dans</text:span><text:span text:style-name="T88_48"><text:s/></text:span><text:span text:style-name="T88_49">ce</text:span><text:span text:style-name="T88_50"><text:s/></text:span><text:span text:style-name="T88_51">cas</text:span><text:span text:style-name="T88_52"><text:s/></text:span><text:span text:style-name="T88_53">à</text:span><text:span text:style-name="T88_54"><text:s/></text:span><text:span text:style-name="T88_55">comptabiliser</text:span><text:span text:style-name="T88_56"><text:s/></text:span><text:span text:style-name="T88_57">ailleurs</text:span><text:span text:style-name="T88_58">?)</text:span></text:p>
            </text:list-item>
          </text:list>
        </text:list-item>
      </text:list>
      <text:p text:style-name="P89"/>
      <text:list text:style-name="LS4" xml:id="list28">
        <text:list-item>
          <text:p text:style-name="P90"><text:span text:style-name="T90_1">Onglet</text:span><text:span text:style-name="T90_2"><text:s/></text:span><text:span text:style-name="T90_3">Qualité</text:span><text:span text:style-name="T90_4"><text:s/></text:span></text:p>
          <text:list>
            <text:list-item>
              <text:p text:style-name="P91"><text:span text:style-name="T91_1">Lorsque</text:span><text:span text:style-name="T91_2"><text:s/></text:span><text:span text:style-name="T91_3">l</text:span><text:span text:style-name="T91_4">’</text:span><text:span text:style-name="T91_5">information</text:span><text:span text:style-name="T91_6"><text:s/></text:span><text:span text:style-name="T91_7">n</text:span><text:span text:style-name="T91_8">’</text:span><text:span text:style-name="T91_9">est</text:span><text:span text:style-name="T91_10"><text:s/></text:span><text:span text:style-name="T91_11">pas</text:span><text:span text:style-name="T91_12"><text:s/></text:span><text:span text:style-name="T91_13">disponible</text:span><text:span text:style-name="T91_14"><text:s/></text:span><text:span text:style-name="T91_15">ou</text:span><text:span text:style-name="T91_16"><text:s/></text:span><text:span text:style-name="T91_17">non</text:span><text:span text:style-name="T91_18"><text:s/></text:span><text:span text:style-name="T91_19">calculable</text:span><text:span text:style-name="T91_20">,<text:s/></text:span><text:span text:style-name="T91_21">on</text:span><text:span text:style-name="T91_22"><text:s/></text:span><text:span text:style-name="T91_23">le</text:span><text:span text:style-name="T91_24"><text:s/></text:span><text:span text:style-name="T91_25">précise</text:span><text:span text:style-name="T91_26"><text:s/></text:span><text:span text:style-name="T91_27">dans</text:span><text:span text:style-name="T91_28"><text:s/></text:span><text:span text:style-name="T91_29">la</text:span><text:span text:style-name="T91_30"><text:s/></text:span><text:span text:style-name="T91_31">case</text:span><text:span text:style-name="T91_32">.<text:s/></text:span><text:span text:style-name="T91_33">Terminologie</text:span><text:span text:style-name="T91_34"><text:s/></text:span><text:span text:style-name="T91_35">à</text:span><text:span text:style-name="T91_36"><text:s/></text:span><text:span text:style-name="T91_37">employer</text:span><text:span text:style-name="T91_38"><text:s/>:<text:s/></text:span><text:span text:style-name="T91_39">données</text:span><text:span text:style-name="T91_40"><text:s/></text:span><text:span text:style-name="T91_41">non</text:span><text:span text:style-name="T91_42"><text:s/></text:span><text:span text:style-name="T91_43">disponibles</text:span><text:span text:style-name="T91_44"><text:s/>?</text:span></text:p>
            </text:list-item>
            <text:list-item>
              <text:p text:style-name="P92"><text:span text:style-name="T92_1">Franche</text:span><text:span text:style-name="T92_2">-</text:span><text:span text:style-name="T92_3">Comté</text:span><text:span text:style-name="T92_4"><text:s/>:<text:s/></text:span><text:span text:style-name="T92_5">question</text:span><text:span text:style-name="T92_6"><text:s/></text:span><text:span text:style-name="T92_7">des</text:span><text:span text:style-name="T92_8"><text:s/></text:span><text:span text:style-name="T92_9">doublons</text:span><text:span text:style-name="T92_10">?<text:s/></text:span><text:span text:style-name="T92_11">commentaire</text:span><text:span text:style-name="T92_12">?</text:span></text:p>
            </text:list-item>
            <text:list-item>
              <text:p text:style-name="P93"><text:span text:style-name="T93_1">Au</text:span><text:span text:style-name="T93_2"><text:s/></text:span><text:span text:style-name="T93_3">vu</text:span><text:span text:style-name="T93_4"><text:s/></text:span><text:span text:style-name="T93_5">des</text:span><text:span text:style-name="T93_6"><text:s/></text:span><text:span text:style-name="T93_7">commentaires</text:span><text:span text:style-name="T93_8"><text:s/></text:span><text:span text:style-name="T93_9">laissés</text:span><text:span text:style-name="T93_10"><text:s/></text:span><text:span text:style-name="T93_11">par</text:span><text:span text:style-name="T93_12"><text:s/></text:span><text:span text:style-name="T93_13">la</text:span><text:span text:style-name="T93_14"><text:s/></text:span><text:span text:style-name="T93_15">Bretagne</text:span><text:span text:style-name="T93_16">,<text:s/></text:span><text:span text:style-name="T93_17">a</text:span><text:span text:style-name="T93_18"><text:s/></text:span><text:span text:style-name="T93_19">voir</text:span><text:span text:style-name="T93_20"><text:s/></text:span><text:span text:style-name="T93_21">avec</text:span><text:span text:style-name="T93_22"><text:s/></text:span><text:span text:style-name="T93_23">la</text:span><text:span text:style-name="T93_24"><text:s/></text:span><text:span text:style-name="T93_25">région</text:span><text:span text:style-name="T93_26"><text:s/></text:span><text:span text:style-name="T93_27">s</text:span><text:span text:style-name="T93_28">’</text:span><text:span text:style-name="T93_29">ils</text:span><text:span text:style-name="T93_30"><text:s/></text:span><text:span text:style-name="T93_31">peuvent</text:span><text:span text:style-name="T93_32"><text:s/></text:span><text:span text:style-name="T93_33">reprendre</text:span><text:span text:style-name="T93_34"><text:s/></text:span><text:span text:style-name="T93_35">ses</text:span><text:span text:style-name="T93_36"><text:s/></text:span><text:span text:style-name="T93_37">calculs</text:span><text:span text:style-name="T93_38"><text:s/></text:span><text:span text:style-name="T93_39">d</text:span><text:span text:style-name="T93_40">’</text:span><text:span text:style-name="T93_41">exhaustivité</text:span><text:span text:style-name="T93_42"><text:s/>(</text:span><text:span text:style-name="T93_43">champs</text:span><text:span text:style-name="T93_44"><text:s/></text:span><text:span text:style-name="T93_45">rempli</text:span><text:span text:style-name="T93_46"><text:s/></text:span><text:span text:style-name="T93_47">ou</text:span><text:span text:style-name="T93_48"><text:s/></text:span><text:span text:style-name="T93_49">non</text:span><text:span text:style-name="T93_50"><text:s/></text:span><text:span text:style-name="T93_51">quelque</text:span><text:span text:style-name="T93_52"><text:s/></text:span><text:span text:style-name="T93_53">soit</text:span><text:span text:style-name="T93_54"><text:s/></text:span><text:span text:style-name="T93_55">l</text:span><text:span text:style-name="T93_56">’</text:span><text:span text:style-name="T93_57">information</text:span><text:span text:style-name="T93_58"><text:s/></text:span><text:span text:style-name="T93_59">contenue</text:span><text:span text:style-name="T93_60">)<text:s/></text:span><text:span text:style-name="T93_61">et</text:span><text:span text:style-name="T93_62"><text:s/></text:span><text:span text:style-name="T93_63">de</text:span><text:span text:style-name="T93_64"><text:s/></text:span><text:span text:style-name="T93_65">conformité</text:span><text:span text:style-name="T93_66"><text:s/>(</text:span><text:span text:style-name="T93_67">information</text:span><text:span text:style-name="T93_68"><text:s/></text:span><text:span text:style-name="T93_69">correspondante</text:span><text:span text:style-name="T93_70"><text:s/></text:span><text:span text:style-name="T93_71">au</text:span><text:span text:style-name="T93_72"><text:s/></text:span><text:span text:style-name="T93_73">format</text:span><text:span text:style-name="T93_74"><text:s/></text:span><text:span text:style-name="T93_75">attendu</text:span><text:span text:style-name="T93_76">),<text:s/></text:span><text:span text:style-name="T93_77">lorsque</text:span><text:span text:style-name="T93_78"><text:s/></text:span><text:span text:style-name="T93_79">qu</text:span><text:span text:style-name="T93_80">’</text:span><text:span text:style-name="T93_81">il</text:span><text:span text:style-name="T93_82"><text:s/></text:span><text:span text:style-name="T93_83">y</text:span><text:span text:style-name="T93_84"><text:s/></text:span><text:span text:style-name="T93_85">a</text:span><text:span text:style-name="T93_86"><text:s/></text:span><text:span text:style-name="T93_87">des</text:span><text:span text:style-name="T93_88"><text:s/></text:span><text:span text:style-name="T93_89">restrictions</text:span><text:span text:style-name="T93_90"><text:s/></text:span><text:span text:style-name="T93_91">pour</text:span><text:span text:style-name="T93_92"><text:s/></text:span><text:span text:style-name="T93_93">les</text:span><text:span text:style-name="T93_94"><text:s/></text:span><text:span text:style-name="T93_95">calculs</text:span><text:span text:style-name="T93_96"><text:s/></text:span><text:span text:style-name="T93_97">cela</text:span><text:span text:style-name="T93_98"><text:s/></text:span><text:span text:style-name="T93_99">est</text:span><text:span text:style-name="T93_100"><text:s/></text:span><text:span text:style-name="T93_101">précisé</text:span><text:span text:style-name="T93_102">,<text:s/></text:span><text:span text:style-name="T93_103">ex</text:span><text:span text:style-name="T93_104"><text:s/>:<text:s/></text:span><text:span text:style-name="T93_105">Nombre</text:span><text:span text:style-name="T93_106"><text:s/></text:span><text:span text:style-name="T93_107">de</text:span><text:span text:style-name="T93_108"><text:s/></text:span><text:span text:style-name="T93_109">RPU</text:span><text:span text:style-name="T93_110"><text:s/>2014<text:s/></text:span><text:span text:style-name="T93_111">hors</text:span><text:span text:style-name="T93_112"><text:s/></text:span><text:span text:style-name="T93_113">orientation</text:span><text:span text:style-name="T93_114"><text:s/>=<text:s/></text:span><text:span text:style-name="T93_115">FUGUE</text:span><text:span text:style-name="T93_116">,<text:s/></text:span><text:span text:style-name="T93_117">PSA</text:span><text:span text:style-name="T93_118"><text:s/></text:span><text:span text:style-name="T93_119">et</text:span><text:span text:style-name="T93_120"><text:s/></text:span><text:span text:style-name="T93_121">REO</text:span><text:span text:style-name="T93_122"><text:s/>-<text:s/></text:span><text:span text:style-name="T93_123">Exhaustivité</text:span><text:span text:style-name="T93_124"><text:s/></text:span><text:span text:style-name="T93_125">Destination</text:span><text:span text:style-name="T93_126"><text:s/>(</text:span><text:span text:style-name="T93_127">lors</text:span><text:span text:style-name="T93_128"><text:s/></text:span><text:span text:style-name="T93_129">d</text:span><text:span text:style-name="T93_130">'</text:span><text:span text:style-name="T93_131">une</text:span><text:span text:style-name="T93_132"><text:s/></text:span><text:span text:style-name="T93_133">hospitalisation</text:span><text:span text:style-name="T93_134">).</text:span></text:p>
            </text:list-item>
          </text:list>
        </text:list-item>
      </text:list>
      <text:p text:style-name="P94"/>
      <text:list text:style-name="LS4" xml:id="list32">
        <text:list-item>
          <text:p text:style-name="P95"><text:span text:style-name="T95_1">CC</text:span><text:span text:style-name="T95_2"><text:s/></text:span><text:span text:style-name="T95_3">généraux</text:span></text:p>
          <text:list>
            <text:list-item>
              <text:p text:style-name="P96"><text:span text:style-name="T96_1">Évolution</text:span><text:span text:style-name="T96_2"><text:s/>2013/2014<text:s/>:<text:s/></text:span><text:span text:style-name="T96_3">chiffres</text:span><text:span text:style-name="T96_4"><text:s/></text:span><text:span text:style-name="T96_5">à</text:span><text:span text:style-name="T96_6"><text:s/></text:span><text:span text:style-name="T96_7">revoir</text:span><text:span text:style-name="T96_8"><text:s/></text:span><text:span text:style-name="T96_9">en</text:span><text:span text:style-name="T96_10"><text:s/></text:span><text:span text:style-name="T96_11"><office:annotation><dc:creator/><text:p text:style-name="P97"><text:span text:style-name="T97_1">Chiffre</text:span><text:span text:style-name="T97_2"><text:s/></text:span><text:span text:style-name="T97_3">corrigé</text:span><text:span text:style-name="T97_4"><text:s/></text:span><text:span text:style-name="T97_5">à</text:span><text:span text:style-name="T97_6"><text:s/></text:span><text:span text:style-name="T97_7">établissements</text:span><text:span text:style-name="T97_8"><text:s/></text:span><text:span text:style-name="T97_9">constants</text:span><text:span text:style-name="T97_10">.<text:s/></text:span><text:span text:style-name="T97_11">L</text:span><text:span text:style-name="T97_12">'</text:span><text:span text:style-name="T97_13">augmentation</text:span><text:span text:style-name="T97_14"><text:s/></text:span><text:span text:style-name="T97_15">reste</text:span><text:span text:style-name="T97_16"><text:s/></text:span><text:span text:style-name="T97_17">importante</text:span><text:span text:style-name="T97_18"><text:s/></text:span><text:span text:style-name="T97_19">et</text:span><text:span text:style-name="T97_20"><text:s/></text:span><text:span text:style-name="T97_21">liée</text:span><text:span text:style-name="T97_22"><text:s/></text:span><text:span text:style-name="T97_23">à</text:span><text:span text:style-name="T97_24"><text:s/></text:span><text:span text:style-name="T97_25">l</text:span><text:span text:style-name="T97_26">'</text:span><text:span text:style-name="T97_27">intégration</text:span><text:span text:style-name="T97_28"><text:s/></text:span><text:span text:style-name="T97_29">des</text:span><text:span text:style-name="T97_30"><text:s/></text:span><text:span text:style-name="T97_31">urgences</text:span><text:span text:style-name="T97_32"><text:s/></text:span><text:span text:style-name="T97_33">pédiatriques</text:span><text:span text:style-name="T97_34"><text:s/></text:span><text:span text:style-name="T97_35">et</text:span><text:span text:style-name="T97_36"><text:s/></text:span><text:span text:style-name="T97_37">à</text:span><text:span text:style-name="T97_38"><text:s/></text:span><text:span text:style-name="T97_39">des</text:span><text:span text:style-name="T97_40"><text:s/></text:span><text:span text:style-name="T97_41">modifications</text:span><text:span text:style-name="T97_42"><text:s/></text:span><text:span text:style-name="T97_43">logicielles</text:span><text:span text:style-name="T97_44"><text:s/></text:span><text:span text:style-name="T97_45">qui</text:span><text:span text:style-name="T97_46"><text:s/></text:span><text:span text:style-name="T97_47">ont</text:span><text:span text:style-name="T97_48"><text:s/></text:span><text:span text:style-name="T97_49">considérablement</text:span><text:span text:style-name="T97_50"><text:s/></text:span><text:span text:style-name="T97_51">amélioré</text:span><text:span text:style-name="T97_52"><text:s/></text:span><text:span text:style-name="T97_53">l</text:span><text:span text:style-name="T97_54">'</text:span><text:span text:style-name="T97_55">exhaustivité</text:span><text:span text:style-name="T97_56"><text:s/></text:span><text:span text:style-name="T97_57">quantitative</text:span><text:span text:style-name="T97_58"><text:s/></text:span><text:span text:style-name="T97_59">des</text:span><text:span text:style-name="T97_60"><text:s/></text:span><text:span text:style-name="T97_61">RPU</text:span><text:span text:style-name="T97_62">.</text:span></text:p></office:annotation></text:span><text:span text:style-name="T97_63">Alsace</text:span><text:span text:style-name="T97_64"><text:s/>(+21,1%)<text:s/></text:span><text:span text:style-name="T97_65">et</text:span><text:span text:style-name="T97_66"><text:s/></text:span><text:span text:style-name="T97_67">FC</text:span><text:span text:style-name="T97_68"><text:s/>(13,4%)<text:s/>-&gt;<text:s/></text:span><text:span text:style-name="T97_69">si</text:span><text:span text:style-name="T97_70"><text:s/></text:span><text:span text:style-name="T97_71">non</text:span><text:span text:style-name="T97_72"><text:s/></text:span><text:span text:style-name="T97_73">exhaustif</text:span><text:span text:style-name="T97_74">,<text:s/></text:span><text:span text:style-name="T97_75">ce</text:span><text:span text:style-name="T97_76"><text:s/></text:span><text:span text:style-name="T97_77">calcul</text:span><text:span text:style-name="T97_78"><text:s/></text:span><text:span text:style-name="T97_79">doit</text:span><text:span text:style-name="T97_80"><text:s/></text:span><text:span text:style-name="T97_81">être</text:span><text:span text:style-name="T97_82"><text:s/></text:span><text:span text:style-name="T97_83">effectué</text:span><text:span text:style-name="T97_84"><text:s/></text:span><text:span text:style-name="T97_85">à</text:span><text:span text:style-name="T97_86"><text:s/></text:span><text:span text:style-name="T97_87">établissements</text:span><text:span text:style-name="T97_88"><text:s/></text:span><text:span text:style-name="T97_89">constants</text:span><text:span text:style-name="T97_90"><text:s/>(</text:span><text:span text:style-name="T97_91">périmètre</text:span><text:span text:style-name="T97_92"><text:s/></text:span><text:span text:style-name="T97_93">commun</text:span><text:span text:style-name="T97_94"><text:s/></text:span><text:span text:style-name="T97_95">entre</text:span><text:span text:style-name="T97_96"><text:s/>2013<text:s/></text:span><text:span text:style-name="T97_97">et</text:span><text:span text:style-name="T97_98"><text:s/>2014).<text:s text:c="2"/></text:span></text:p>
            </text:list-item>
          </text:list>
        </text:list-item>
      </text:list>
      <text:p text:style-name="P98"/>
      <text:p text:style-name="P99"/>
      <text:list text:style-name="LS9" xml:id="list34">
        <text:list-item>
          <text:p text:style-name="P100"><text:span text:style-name="T100_1">CC</text:span><text:span text:style-name="T100_2"><text:s/></text:span><text:span text:style-name="T100_3">Moins</text:span><text:span text:style-name="T100_4"><text:s/></text:span><text:span text:style-name="T100_5">de</text:span><text:span text:style-name="T100_6"><text:s/>18<text:s/></text:span><text:span text:style-name="T100_7">ans</text:span></text:p>
          <text:list>
            <text:list-item>
              <text:p text:style-name="P101"><text:span text:style-name="T101_1">En</text:span><text:span text:style-name="T101_2"><text:s/></text:span><text:span text:style-name="T101_3">Bretagne</text:span><text:span text:style-name="T101_4">,<text:s/></text:span><text:span text:style-name="T101_5">la</text:span><text:span text:style-name="T101_6"><text:s/></text:span><text:span text:style-name="T101_7">somme</text:span><text:span text:style-name="T101_8"><text:s/></text:span><text:span text:style-name="T101_9">des</text:span><text:span text:style-name="T101_10"><text:s/></text:span><text:span text:style-name="T101_11">RPU</text:span><text:span text:style-name="T101_12"><text:s/></text:span><text:span text:style-name="T101_13">par</text:span><text:span text:style-name="T101_14"><text:s/></text:span><text:span text:style-name="T101_15">classes</text:span><text:span text:style-name="T101_16"><text:s/></text:span><text:span text:style-name="T101_17">d</text:span><text:span text:style-name="T101_18">’</text:span><text:span text:style-name="T101_19">âge</text:span><text:span text:style-name="T101_20"><text:s/>(</text:span><text:span text:style-name="T101_21">ligne</text:span><text:span text:style-name="T101_22"><text:s/>14<text:s/></text:span><text:span text:style-name="T101_23">à</text:span><text:span text:style-name="T101_24"><text:s/>19)<text:s/></text:span><text:span text:style-name="T101_25">est</text:span><text:span text:style-name="T101_26"><text:s/></text:span><text:span text:style-name="T101_27">différente</text:span><text:span text:style-name="T101_28"><text:s/></text:span><text:span text:style-name="T101_29">du</text:span><text:span text:style-name="T101_30"><text:s/></text:span><text:span text:style-name="T101_31">nombre</text:span><text:span text:style-name="T101_32"><text:s/></text:span><text:span text:style-name="T101_33">de</text:span><text:span text:style-name="T101_34"><text:s/></text:span><text:span text:style-name="T101_35">RPU</text:span><text:span text:style-name="T101_36"><text:s/></text:span><text:span text:style-name="T101_37">déclarés</text:span><text:span text:style-name="T101_38"><text:s/></text:span><text:span text:style-name="T101_39">en</text:span><text:span text:style-name="T101_40"><text:s/></text:span><text:span text:style-name="T101_41">ligne</text:span><text:span text:style-name="T101_42"><text:s/>5.<text:s/></text:span><text:span text:style-name="T101_43">Est</text:span><text:span text:style-name="T101_44"><text:s/></text:span><text:span text:style-name="T101_45">ce</text:span><text:span text:style-name="T101_46"><text:s/></text:span><text:span text:style-name="T101_47">parce</text:span><text:span text:style-name="T101_48"><text:s/></text:span><text:span text:style-name="T101_49">que</text:span><text:span text:style-name="T101_50"><text:s/></text:span><text:span text:style-name="T101_51">l</text:span><text:span text:style-name="T101_52">’</text:span><text:span text:style-name="T101_53">on</text:span><text:span text:style-name="T101_54"><text:s/></text:span><text:span text:style-name="T101_55">n</text:span><text:span text:style-name="T101_56">’</text:span><text:span text:style-name="T101_57">a</text:span><text:span text:style-name="T101_58"><text:s/></text:span><text:span text:style-name="T101_59">pas</text:span><text:span text:style-name="T101_60"><text:s/></text:span><text:span text:style-name="T101_61">le</text:span><text:span text:style-name="T101_62"><text:s/></text:span><text:span text:style-name="T101_63">détail</text:span><text:span text:style-name="T101_64"><text:s/></text:span><text:span text:style-name="T101_65">pour</text:span><text:span text:style-name="T101_66"><text:s/></text:span><text:span text:style-name="T101_67">les</text:span><text:span text:style-name="T101_68"><text:s/></text:span><text:span text:style-name="T101_69">moins</text:span><text:span text:style-name="T101_70"><text:s/></text:span><text:span text:style-name="T101_71">de</text:span><text:span text:style-name="T101_72"><text:s/>1<text:s/></text:span><text:span text:style-name="T101_73">an</text:span><text:span text:style-name="T101_74">?<text:s/>=<text:s/>&gt;<text:s/></text:span><text:span text:style-name="T101_75">à</text:span><text:span text:style-name="T101_76"><text:s/></text:span><text:span text:style-name="T101_77">préciser</text:span></text:p>
            </text:list-item>
          </text:list>
        </text:list-item>
      </text:list>
      <text:p text:style-name="P102"/>
      <text:p text:style-name="P103"/>
      <text:list text:style-name="LS10" xml:id="list36">
        <text:list-item>
          <text:p text:style-name="P104"><text:span text:style-name="T104_1">CC</text:span><text:span text:style-name="T104_2"><text:s/>75<text:s/></text:span><text:span text:style-name="T104_3">ans</text:span><text:span text:style-name="T104_4"><text:s/></text:span><text:span text:style-name="T104_5">et</text:span><text:span text:style-name="T104_6"><text:s/></text:span><text:span text:style-name="T104_7">plus</text:span><text:span text:style-name="T104_8"><text:s/></text:span></text:p>
          <text:list>
            <text:list-item>
              <text:p text:style-name="P105"><text:span text:style-name="T105_1">Aquitaine</text:span><text:span text:style-name="T105_2"><text:s/>:<text:s/></text:span><text:span text:style-name="T105_3">préciser</text:span><text:span text:style-name="T105_4"><text:s/></text:span><text:span text:style-name="T105_5">en</text:span><text:span text:style-name="T105_6"><text:s/></text:span><text:span text:style-name="T105_7">commentaire</text:span><text:span text:style-name="T105_8"><text:s/></text:span><text:span text:style-name="T105_9">que</text:span><text:span text:style-name="T105_10"><text:s/></text:span><text:span text:style-name="T105_11">la</text:span><text:span text:style-name="T105_12"><text:s/></text:span><text:span text:style-name="T105_13">donnée</text:span><text:span text:style-name="T105_14"><text:s/>75<text:s/></text:span><text:span text:style-name="T105_15">et</text:span><text:span text:style-name="T105_16"><text:s/>+<text:s/></text:span><text:span text:style-name="T105_17">en</text:span><text:span text:style-name="T105_18"><text:s/></text:span><text:span text:style-name="T105_19">Aquitaine</text:span><text:span text:style-name="T105_20"><text:s/></text:span><text:span text:style-name="T105_21">vient</text:span><text:span text:style-name="T105_22"><text:s/></text:span><text:span text:style-name="T105_23">du</text:span><text:span text:style-name="T105_24"><text:s/></text:span><text:span text:style-name="T105_25">SRVA</text:span><text:span text:style-name="T105_26"><text:s/></text:span><text:span text:style-name="T105_27">et</text:span><text:span text:style-name="T105_28"><text:s/></text:span><text:span text:style-name="T105_29">pas</text:span><text:span text:style-name="T105_30"><text:s/></text:span><text:span text:style-name="T105_31">des</text:span><text:span text:style-name="T105_32"><text:s/></text:span><text:span text:style-name="T105_33">RPU</text:span><text:span text:style-name="T105_34"><text:s/>(</text:span><text:span text:style-name="T105_35">différentiel</text:span><text:span text:style-name="T105_36"><text:s/></text:span><text:span text:style-name="T105_37">ligne</text:span><text:span text:style-name="T105_38"><text:s/>5<text:s/>⇔<text:s/></text:span><text:span text:style-name="T105_39">ligne</text:span><text:span text:style-name="T105_40">14+</text:span><text:span text:style-name="T105_41">ligne</text:span><text:span text:style-name="T105_42">15)</text:span></text:p>
            </text:list-item>
          </text:list>
        </text:list-item>
      </text:list>
      <text:p text:style-name="P106"/>
      <text:p text:style-name="P107"><text:span text:style-name="T107_1"><text:s/></text:span></text:p>
      <text:p text:style-name="P108"/>
      <text:p text:style-name="P109"><text:span text:style-name="T109_1">Poursuite</text:span><text:span text:style-name="T109_2"><text:s/></text:span><text:span text:style-name="T109_3">de</text:span><text:span text:style-name="T109_4"><text:s/></text:span><text:span text:style-name="T109_5">la</text:span><text:span text:style-name="T109_6"><text:s/></text:span><text:span text:style-name="T109_7">relecture</text:span><text:span text:style-name="T109_8"><text:s/></text:span><text:span text:style-name="T109_9">des</text:span><text:span text:style-name="T109_10"><text:s/></text:span><text:span text:style-name="T109_11">données</text:span><text:span text:style-name="T109_12"><text:s/></text:span><text:span text:style-name="T109_13">vendredi</text:span><text:span text:style-name="T109_14"><text:s/>18<text:s/></text:span><text:span text:style-name="T109_15">septembre</text:span><text:span text:style-name="T109_16"><text:s/>2015<text:s/></text:span><text:span text:style-name="T109_17">en</text:span><text:span text:style-name="T109_18"><text:s/></text:span><text:span text:style-name="T109_19">web</text:span><text:span text:style-name="T109_20">-</text:span><text:span text:style-name="T109_21">conférence</text:span><text:span text:style-name="T109_22"><text:s/></text:span><text:span text:style-name="T109_23">à</text:span><text:span text:style-name="T109_24"><text:s/>9<text:s/></text:span><text:span text:style-name="T109_25">heures</text:span><text:span text:style-name="T109_26">,<text:s/></text:span><text:span text:style-name="T109_27">informer</text:span><text:span text:style-name="T109_28"><text:s/></text:span><text:span text:style-name="T109_29">Caroline</text:span><text:span text:style-name="T109_30"><text:s/></text:span><text:span text:style-name="T109_31">de</text:span><text:span text:style-name="T109_32"><text:s/></text:span><text:span text:style-name="T109_33">votre</text:span><text:span text:style-name="T109_34"><text:s/></text:span><text:span text:style-name="T109_35">participation</text:span><text:span text:style-name="T109_3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